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105cm" svg:stroke-color="#ff0000" draw:stroke-linejoin="round" svg:stroke-linecap="square" draw:fill="solid" draw:fill-color="#ff0000" fo:padding-top="0.052cm" fo:padding-bottom="0.052cm" fo:padding-left="0.052cm" fo:padding-right="0.052cm"/>
    </style:style>
    <style:style style:name="gr3" style:family="graphic" style:parent-style-name="standard">
      <style:graphic-properties draw:stroke="none" draw:fill="solid" draw:fill-color="#008000"/>
    </style:style>
    <style:style style:name="gr4" style:family="graphic" style:parent-style-name="standard">
      <style:graphic-properties draw:stroke="solid" svg:stroke-width="0.211cm" svg:stroke-color="#008000" draw:stroke-linejoin="round" svg:stroke-linecap="butt" draw:fill="none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105cm" svg:stroke-color="#0000ff" draw:stroke-linejoin="round" svg:stroke-linecap="square" draw:fill="solid" draw:fill-color="#0000ff" fo:padding-top="0.052cm" fo:padding-bottom="0.052cm" fo:padding-left="0.052cm" fo:padding-right="0.052cm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solid" draw:fill-color="#ff0000"/>
    </style:style>
    <style:style style:name="gr8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105cm" svg:stroke-color="#000000" draw:stroke-linejoin="miter" svg:stroke-linecap="square" draw:fill="none" fo:padding-top="0.052cm" fo:padding-bottom="0.052cm" fo:padding-left="0.052cm" fo:padding-right="0.052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solid" svg:stroke-width="0.105cm" svg:stroke-color="#808080" draw:stroke-linejoin="round" svg:stroke-linecap="butt" draw:fill="none" fo:padding-top="0.052cm" fo:padding-bottom="0.052cm" fo:padding-left="0.052cm" fo:padding-right="0.05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008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solid" draw:fill-color="#000000"/>
    </style:style>
    <style:style style:name="T1" style:family="text">
      <style:text-properties fo:color="#000000" style:font-name="DejaVu Sans" fo:font-size="40pt" style:font-size-asian="40pt" style:font-name-complex="DejaVu Sans" style:font-size-complex="40pt"/>
    </style:style>
    <style:style style:name="T2" style:family="text">
      <style:text-properties fo:color="#000000" style:font-name="Liberation Serif" fo:font-size="40pt" style:font-size-asian="40pt" style:font-name-complex="Liberation Serif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1.998cm" svg:height="29.7cm" svg:x="0cm" svg:y="0.002cm" svg:viewBox="0 0 41999 29701" draw:points="0,0 41999,0 41999,29701 0,29701">
          <text:p/>
        </draw:polygon>
        <draw:path draw:style-name="gr2" draw:text-style-name="P2" draw:layer="layout" svg:width="18.224cm" svg:height="8.999cm" svg:x="21.297cm" svg:y="3.346cm" svg:viewBox="0 0 18225 9000" svg:d="M0 8969h49l28-117 4-3c3-4 7-7 10-7 7 0 11-4 18-4s11 4 14 4l7-43c0-3 4-7 4-7 3-3 7-7 14-7 3 0 10 0 14 0 7 0 11 0 18 0 3 0 7 4 10 7l18 21 10-10v-4c4 0 7-3 15-3 3-4 7-4 14-4 3 0 10 0 14 4 3 0 3 0 3 0l36-60c0-4 3-4 3-4 4-3 7-3 11-7 7 0 10 0 14 0 7 0 7 0 10 0l18-32 4-3c3-4 7-4 10-4 4-3 7-3 11-3l56-7c4 0 4 0 7 0 7 0 11 3 14 3 4 0 4 0 7 0l4-3c0 0 0-4 3-4 0-3 4-3 11-7 4 0 7 0 14 0 4 0 4 0 7 0h7l11-7 28-39c4-3 7-7 14-7 4-3 7-3 14-3h18l21-7 4-4c3 0 10 0 14 0 7 0 10 0 17 0 0 0 0 4 4 4l21 7h14c7 0 11 0 14 0 4 3 11 3 11 7h3l4 3c0 0 3 0 7-3 3 0 7 0 14 0s11 0 14 0l32 7 7-11c0-3 4-3 4-7 3 0 7-3 10-3l28-11c4 0 7 0 11 0l56-7h4c7 0 10 4 18 4 3 3 7 3 10 7l4 3c3 0 7 0 10-3 0 0 4 0 7 0l53-7c4-4 7-4 11-4h300 190c7 0 11 0 18 4 0 0 3 0 7 3l10 4 7-4h4c4 0 7 0 11 0l56-7h4 52 4c4 0 11 0 14 4h4l28 10c3 4 3 4 7 7 3-3 7-7 10-7l29-7c3-3 10-3 14-3 7 0 10 0 17 3 4 0 8 4 11 7 0 0 4 0 4 4l3 3 4-3 28-11h3c0 0 4 0 7 0l25-3c4-4 7-4 11-4 3 0 10 4 14 4 7 3 7 3 10 7l25 17 7-3c0-4 4-4 7-4l25-10c3-4 3-4 7-4 3 0 7 0 11 0l45-3 32-110 32-335 28-106 60-268 25-81 28-131 25-317 28-473 25-144 24-508 53-1232 32-398 49-2604 25-596 28-223c0-4 4-4 4-7 3-4 7-4 14-4 3-3 7-3 14-3s11 0 14 3c7 0 11 0 14 4 0 3 4 3 4 7l28 241 25 511 28 215v4l25 469 28 138 25 81 24 35v4l28 275 22 575 31 335 25 166 21-169 25-346 53-1161 28-314 25-130 56-1081c0-3 0-7 4-10 3 0 7-4 10-4 7 0 11-3 18-3 3 0 11 3 14 3 7 0 11 4 14 4 0 3 0 7 4 7l24 148h4l28 615 28 130v4l32 614c0 0 4 0 7 0 4 3 7 3 11 7 3 3 3 3 3 7l29 571 24 289 53 187 28 29c0 3 0 3 0 3l25 46 21 14 18 7h3c4 0 7 0 11 4 3 3 3 3 3 7l11 74c4 0 7 0 14 0 4 0 11 0 14 0l11-50 28-52 4-4c3 0 3-4 10-4 7-3 11-3 14-3 7 0 11 0 18 3 7 0 7 4 11 4 3 4 3 7 7 7l42 430 25-511 28-275c0-4 0-4 3-7 4-4 7-4 11-7 7 0 11 0 18 0s10 0 17 0c4 3 7 3 11 7 0 3 3 3 3 7l25 289c0 4 0 4 0 4l53 1104 28 134 25 56h3l106 812v3l53 547 25 501c0 0 3-4 7-4 3 0 10 0 14 0 7 0 14 0 18 0 3 0 10 4 10 4 4 3 4 7 4 10l56 766 85 459v3l53 692 28 381h1698l25-166c0-4 0-4 3-7 4-4 7-4 14-7 4 0 7-4 14-4s11 4 14 4c4 3 7 3 11 3 4-3 7-7 14-7 4 0 11 0 14 0 7 0 11 0 18 0 3 0 7 4 7 4 3 0 7-4 14-4 4-3 7-3 14-3s11 0 14 3c4 0 7 0 11 4 0-4 0-4 0-4 3-3 7-3 14-7 3 0 11 0 14 0 7 0 11 0 18 0 3 4 7 4 10 7 4 0 4 4 4 7l3 28c4 0 4 0 4 0 7 0 10 0 18 0 3 0 3 0 7 0h10l42-17h4c7-4 11-4 18-4 3 0 3 0 7 0l14-42c0-4 0-4 3-4l25-42c0 0 4 0 4-3 3-4 7-4 10-4 7-4 11-4 18-4s10 0 14 4h3l11-35c0-4 0-4 4-7 3 0 7-4 10-4 7 0 11-3 18-3 3 0 10 3 14 3 7 0 10 4 14 4 0 3 0 3 0 7l18 39v-4c3-4 7-4 14-7 3 0 7 0 14 0 3 0 3 0 7 0h28c4 0 7 3 7 3l7-21c4 0 4-3 4-3 0-4 3-4 3-4l29-17c3-4 3-4 10-4 4-3 7-3 14-3s11 0 18 3c3 0 7 4 10 7l7 7 18-21v-3c4-4 7-4 14-8 4 0 11 0 14 0 7 0 11 0 18 0 4 4 7 4 11 8 3 3 3 3 3 3l11 42c3 0 7 0 10 0 7 0 11 0 18 0 7 4 7 4 10 7 4 0 4 4 4 4l4 7c3-4 3-4 7-4 3-3 10-3 17-3 4 0 11 0 14 3h4l3-17 4-4 25-35c3 0 3-3 3-3 4-4 7-4 11-8 3 0 10 0 14 0 7 0 14 0 17 0h4l25 11c3 0 3 0 7 0l32-39c3-3 7-3 14-7 3 0 10 0 14 0 7 0 10 0 17 0 0 4 4 4 4 4l14 7h4l17-11c4 0 7-3 11-3 3-4 7-4 14-4s10 0 18 4c3 0 7 3 10 7 0-4 4-4 7-4h4l28-7c3-3 7-3 14-3 4 0 11 0 14 3 4 0 7 4 11 7h3c0-3 4-3 7-3 4-4 7-4 11-4l53-7c3 0 3 0 3 0h32 4c3 0 10 0 14 4 3 0 7 0 7 3l7 4h3c0-4 4-4 4-4 0 0 3 0 7 0l11-3 21-74 28-283 53-352 28-142 25-84 28-124 28-324 81-1485 57-992 28-1146 53-2799c0-3 0-3 3-7l29-32 21-486c0-4 0-8 3-8 4-3 7-3 14-7 4 0 11 0 15 0 7 0 10 0 17 0 4 4 7 4 11 7 0 0 3 4 3 8l25 345c0 4 0 4 0 4l53 1966 32 264 24 367 53 240 29 423 31 223 18 56h3l22-102 56-981 25-155 28-505 28-247 57-1200v-4l28-63 3-4c4-3 7-3 14-7 4 0 8 0 15 0s10 0 17 0c4 4 7 4 11 7 0 4 3 4 3 8l25 127c0 3 0 3 0 3l28 763 25 159 28 226 28 684 25 109 28 381 14 96c4-4 7-4 11-4s7 4 14 4l7-39c0-4 0-4 4-7 3-4 7-4 14-4 0-3 3-3 3-3l25-4c4 0 7 0 11 0 7 0 10 0 17 0 4 4 7 4 11 7 0 4 3 7 3 7l14 131c4 0 4 0 11 0 4 0 7 0 14 3 4 0 7 4 11 4 0 3 3 3 3 3l14 25 4-3v-4c3 0 7-4 14-4 4-3 7-3 14-3s11 0 14 3c7 0 11 4 14 4l29 28c3 4 3 7 3 7l21 286 21-600 25-335c0-3 4-3 7-7 0-3 7-3 11-7 3 0 10 0 14 0 7 0 10 0 18 0 3 4 7 4 10 7 4 4 4 4 4 7l28 445c0 3 0 3 0 3l53 1108 28 219 25 63 24 21c0 4 4 7 4 7l28 403 25 105 28 149 25 352 28 723 11 99 10-7c4-3 7-7 11-7 7 0 10 0 17 0 4 0 11 0 14 0 4 4 11 4 11 7 4 0 7 4 7 7l25 568 56 399 25 123 28 166 78 1073h1481l22-120c0-4 3-4 3-4l32-85c0-3 0-3 3-7 4 0 7-3 11-3 7-4 11-4 18-4 3 0 10 0 14 4 3 0 7 3 10 3 4 4 4 4 4 7l10 29 15-14h3c0-4 7-7 11-7 3-4 10-4 14-4 7 0 10 0 17 4 4 0 7 3 11 7l21-71c4-4 4-7 7-7 0-4 4-7 11-7 3 0 10 0 14 0 7 0 11 0 18 0 3 0 7 3 10 7 4 0 4 3 4 7l24 78 22-22 24-56c0-4 4-4 4-4 3-3 7-7 14-7 3-3 7-3 14-3s11 0 18 3l3-24c4 0 4-4 7-4 0-3 4-3 7-3l25-11c3-3 3-3 7-3s7-4 14-4h14l18-11c0 0 3-3 7-3 3 0 11 0 14 0 7 0 14 0 18 0h3l4-11c0-3 3-3 3-7 4 0 4 0 4 0l28-14c4-3 4-3 7-3 7-4 11-4 18-4 3 0 10 0 14 4 7 0 10 3 14 3l18 18 7 3 7-3 17-11c4-3 7-7 11-7l28-7c4-3 11-3 14-3 7 0 11 0 18 3 3 0 7 4 10 7 4 0 4 0 4 4 4 0 7-4 7-4l28-7c4 0 7-3 11-3l28-4h4c7 0 10 4 17 4 4 3 7 3 11 3l3 7c4-3 4-3 7-3 4 0 4-4 11-4l56-3c0-4 4-4 4-4h113c7 0 10 0 14 4 3 0 7 0 11 3l7 4 7-4c3 0 3 0 3 0 4 0 7 0 11 0l81-7h3 57c7 0 10 0 18 4 3 0 3 0 7 3l10 7 35-10c4 0 7 0 11 0l56-4h4c4 0 11 0 14 4h4l14 3 39-3c3-4 3-4 10-4h162l50-406h3l25-53 28-112 53-283 32-137 102-1531 78-2329 53-2717v-4l56-218c0-4 0-4 4-7 0-4 3-4 10-7 4 0 11 0 14 0 7 0 11 0 18 0 4 3 7 3 11 7 3 3 3 3 3 7l57 791 49 1658 28 236v4l32 409 21 198 28 84 22 14 3 4c0 0 4 4 4 7l24 208 25 85 25-896 28-519 25-1033c0-4 3-7 7-11 3 0 3-4 10-4 4-3 7-3 11-3l56-1906 32-106c0-3 0-3 4-7 3 0 3-3 10-7 4 0 11 0 14 0 7 0 11 0 18 0 7 4 7 7 10 7 4 4 4 4 7 7l25 677 25 1024 56 286 25 39 35 4c4 0 4 3 7 3 4 0 7 4 11 4 3 3 3 7 3 10l4 32c4 0 4 0 4 0 7 0 10 0 17 0s11 0 14 0c7 3 11 3 14 7 0 0 4 4 4 7l25 243 56 1020 53 159 25 42 14 7c7 0 7 0 10 4 4 3 4 3 4 7l46 607c3 0 3 0 3 0 7 0 11 0 14 0 7 3 11 3 14 7 0 3 4 3 4 3v7l21-14c4 0 7 0 11-3 0 0 3 0 7 0h3l53-1016c0-4 4-4 4-8 3-3 7-3 14-7 3 0 10 0 14 0 7 0 11 0 18 0 3 4 7 4 10 7 4 4 4 4 4 8l24 567 57 893 56 240 25 335 28 102v4l25 148 81 1291c4 0 7 0 14 0 4 0 7 4 11 7 0 0 3 4 3 7l29 187c0 4 0 4 0 4l56 585 67 251v3l42 575 29 590h892l49-325c0 0 4-3 4-7 4 0 4 0 7 0l25-14 21-74 3-4c4 0 4-3 4-3l28-14 21-67c0-4 0-4 0-4l32-35c4-4 7-4 14-7l25-7c7 0 11 0 18 0 3 0 10 0 14 0l10-18h4c3-3 7-3 10-7 7 0 11 0 18 0h32c3 0 7 0 14 4 0 0 3 0 7 0 0 0 0-4 3-4 4-4 4-4 11-7 7 0 11 0 18 0 3 0 10 0 14 0 7 3 7 3 10 7l29 21 3-7c0 0 4 0 4-3 3-4 7-4 10-4 4-3 7-3 11-3l21-4 21-7c4-4 4-4 7-4 7 0 11 0 14 0 7 0 11 0 18 0s7 4 11 7c3 0 3 0 3 0l25 25 14 7h3l22-14c3 0 7-3 10-3 4-4 7-4 14-4 4 0 11 0 14 4 7 0 11 3 14 7 0 0 4 0 4 3l11 25 10-14c4-4 4-4 4-4 3-3 7-3 10-7 4 0 11 0 18 0 3 0 11 0 14 0 4 4 7 4 11 7l3-7c0 0 0-3 4-3 3-4 7-4 10-7 4 0 11 0 18 0 3 0 7 0 14 0 4 3 7 3 11 7 3 3 3 3 3 3 4 0 7 0 7 0 7-3 11-3 18-3s10 0 14 3c7 0 11 0 14 4l4 3 3 14h4c3-3 10-3 14-3 7 0 10 0 17 3 4 0 7 0 11 4 3 3 3 3 3 7l11 18 7-25c0-4 0-4 4-4 3-3 7-7 10-7 4 0 11-3 18-3 3 0 10 3 14 3 7 0 11 4 14 7l25 39h3c4 0 11 0 14 0 7 4 11 4 11 7 4 0 4 4 4 4l14 21 38-35v-4c4 0 8-3 15-3 3-4 10-4 14-4 7 0 10 0 17 4 4 0 7 3 11 3 0 4 3 4 3 7l22 42 7-7c3 0 7-3 10-3 4-4 11-4 18-4 3 0 10 0 14 4 4 0 7 0 7 3l18 7h10 4c3 0 7 0 14 0l10-31c4 0 4-4 4-4 4-3 7-3 14-7 4 0 11 0 14 0 7 0 11 0 18 0 3 4 7 4 10 7l4 4 14 28 7-28c0-4 4-4 4-4 3-3 7-7 14-7 3 0 7 0 14 0s10 0 14 0c7 0 11 4 14 7l4 4 14 42 14-7c0-4 3-4 7-4 7-3 11-3 18-3 3 0 10 0 14 3 7 0 10 4 10 4 4 4 4 4 4 4l14 17 7-14c0-3 3-3 3-7 4 0 8-4 11-4 7-3 11-3 18-3 3 0 3 0 7 0l14-25c3-3 3-3 3-3 4-4 7-7 15-7 3-4 10-4 14-4 7 0 10 0 17 4 4 0 7 3 11 7l3 3 14 36 11-15h4c3-3 7-7 10-7 7 0 11-3 18-3h3l29 3c3 0 7 0 10 4 4 0 4 0 7 3l4-7c0-3 0-7 3-7 0 0 4-3 11-3 3-4 10-4 14-4 7 0 11 0 18 4 3 0 7 3 10 3 4 0 4 4 4 4l28 53 46 24 7 4 14-7c3-4 3-4 7-4s11 0 14 0c7 0 11 0 18 0 3 0 3 4 7 4l49 28-46 21-28-17-7 3c0 0-3 4-7 4s-7 3-14 3c-4 0-7-3-11-3l-31-7c-4 0-4 0-4 0-7 0-7-4-11-4l-56-32-4 11c0 0 0 3-3 3 0 4-4 4-11 8-3 0-10 3-14 3-7 0-10-3-17-3-4-4-7-4-11-8-3 0-3-3-3-3l-18-32-7 11c0 3-4 3-4 3-3 4-3 4-7 7l-28 7h-4c-3 4-10 4-17 4-4 0-11 0-14-4-4 0-7-3-11-3-3-4-3-4-3-4l-7-14h-4c-7 0-11 0-18 0-3 0-3 0-7 0l-14 32c0 0-3 0-3 4-4 3-7 3-11 3-7 0-10 4-18 4-3 0-10-4-17-4h-4l-24-11c-4-3-7-3-11-7v-3l-11-11-24 7c-4 0-4 0-4 0-3 4-10 4-14 4-7 0-14 0-18-4-3 0-3 0-7 0v4l-3 3c-4 4-7 7-11 7-7 4-10 4-17 4-4 0-11 0-14-4-7 0-11-3-15-7l-24-21v7c-4 0-4 0-4 4-3 3-7 3-14 3-3 4-7 4-14 4s-11 0-18-4c-3 0-7 0-10-3l-18-18h-7c-7 0-14 0-18 0-3-3-3-3-7-3l-7 3c-3 4-7 7-10 7-7 0-11 0-18 0-3 0-7 0-14 0l-25-7h-3c-4 0-7-3-11-7-3 0-3 0-3-3l-11-18-18 14c0 4 0 4 0 4-3 3-7 3-10 3l-28 11c-7 0-11 0-18 0-4 0-11 0-14 0-7-4-11-4-14-7 0-4 0-4 0-4l-21-35h-4c-7 0-10 0-14-4-4 0-4 0-4 0l-7 22c0 3-3 3-3 7-4 3-7 3-14 3-4 4-11 4-14 4-4 0-11 0-14-4-4 0-8 0-11-3l-28-18h-4v-4l-10-21c-4 0-11 0-14 0-8 0-11 0-18 0v-3l-7 14c0 3 0 3-4 3-3 4-7 7-10 7-4 4-11 4-18 4-3 0-11 0-14-4-4 0-7-3-11-7-3 0-3 0-3-3l-4-11c-3 0-3 0-3 0-7 4-11 4-18 4s-10 0-14-4c-7 0-11-3-14-3 0-4 0-4 0-4l-4-3c-3 0-3 0-7 3l-24 7c-4 0-4 4-4 4-7 0-10 0-18 0-3 0-10 0-14 0-7-4-10-4-10-7-4-4-4-4-4-4l-14-32c-3 0-7 0-10 0l-29 4c-3 0-3 0-7 0-3 0-10 0-14 0-3-4-3-4-7-4l-28-14c-4 0-7 0-7-3l-11-11h-3c-4 0-4 4-7 4h-18l-18 31c-3 0-3 4-3 4-4 4-7 4-14 7-4 0-7 0-14 0s-11 0-18 0c-4-3-7-3-11-7l-21-21-7 14c-3 0-3 0-3 3-4 0-7 4-14 4-4 4-11 4-15 4-7 0-10 0-17-4-4 0-7-4-11-4 0-3 0-3 0-3l-14-18-14 18-4 3c-3 0-7 4-10 4-7 4-11 4-18 4-3 0-10 0-14-4-3 0-7 0-7-4l-10-3-22 21-21 74c0 0 0 4-3 7h-4l-25 14-24 71c0 3 0 3-4 7 0 0-3 0-3 4l-25 10-53 332c0 3 0 7-3 7-4 3-8 7-11 7-7 0-11 3-18 3h-949c-7 0-10-3-17-3-4 0-7-4-11-7-3 0-3-4-3-7l-32-604-42-575-64-250-60-589-25-166c-3 0-10 0-14 0-7-4-10-4-14-7 0 0-3-4-3-7l-82-1316-24-145-28-105-25-336-53-239-53-819-21 381c0 4 0 7-4 7-3 4-7 7-14 7 0 0-3 0-7 0l-17 4-11 10-28 39c0 4 0 4-4 4 0 3-3 7-10 7-4 3-11 3-18 3-4 0-11 0-14-3h-4l-3 10c0 4 0 7-4 7-3 4-7 4-10 7-7 0-11 0-18 0-3 0-11 0-14 0-7-3-11-3-14-7 0-3-4-3-4-7l-49-695-14-3c-4-4-7-4-11-7l-3-4-25-49h-4l-52-159c0-3 0-3 0-3l-57-1024v-28c-3 0-3 0-7 0-3 4-7 4-14 4s-11 0-14-4c-7 0-11 0-14-3 0-4-4-4-4-7l-25-240-31-4c0 0-4 0-7-3-4 0-7-4-11-4l-3-3-29-46c-3-4-3-4-3-4l-57-289v-4l-28-1024-3-148-46 1553c0 4 0 4-4 8-3 3-7 3-10 7-4 0-7 0-11 0l-25 970-28 515-28 1037c0 0-4 0-4 3l-24 50c-4 0-4 0-4 3-3 0-7 4-14 4-3 3-7 3-14 3s-11 0-18-3c-3 0-7-4-10-4-4-3-4-7-4-7l-28-165-28-110-25-201-21-14-4-4c0 0-3 0-3-3l-25-92-25-197v-4l-31-409-29-236-49-1662-42-590-4 21-53 2717-77 2329-106 1531v3l-32 134-49 283-32 116c0 4 0 4 0 4l-25 49-53 420c0 3-3 3-3 7-4 3-7 3-11 7-7 0-10 0-17 0l-187 3-50 7c-3 0-7 0-10 0-4 0-11 0-14-3-4 0-4 0-4 0l-18-7-38 3-50 11c-3 0-10 0-14 0-7 0-10 0-18 0-3 0-3-4-7-4l-17-10h-39l-74 3-21 7c0 4 0 4-4 4-3 0-7 0-14 0s-11 0-18 0c-3-4-3-4-7-4l-17-10-92 3-46 4-21 10c0 0-4 0-7 0-4 4-11 4-14 4-7 0-11 0-18-4-3 0-7 0-7-3l-18-11h-3l-7 4-25 46c0 3 0 3-3 7-4 0-7 3-11 3-7 4-10 4-18 4-7 0-10 0-17-4-4 0-7-3-11-3 0-4 0-4-3-7l-14-36-11 8c0 3-4 3-7 3-7 0-7 0-11 4h-28c-3 0-3 0-7 0-3 0-7 0-10 0l-29-4c0-3-3-3-3-3-4 0-7-4-11-4l-21 60c0 3 0 7-4 7-3 0-7 4-10 4-7 3-11 3-18 3-3 0-10 0-14-3-7 0-10-4-14-4v-4l-14-24c-4 0-7 0-7 0h-18l-10 7-25 77c0 4-4 4-7 8 0 3-4 3-11 3-3 4-10 4-14 4-7 0-10 0-17-4 0 0-4 0-7 0 0 0 0 4-4 4l-53 45c0 4 0 4 0 4 0 0-3 3-11 3-3 4-10 4-14 4-7 0-10 0-17-4-4 0-7-3-11-3v-4l-25-21c0 4 0 4 0 4l-28 32c0 3 0 3 0 3-3 4-7 4-14 4-3 3-7 3-14 3s-11 0-18-3c-3 0-7 0-10-4 0 0 0-3-4-3l-3-11-21 21c-4 4-7 4-11 7-7 0-11 0-18 0s-10 0-14 0c-3-3-7-3-10-7l-4 7-25 134c-3 0-3 4-3 4-4 3-7 7-14 7-4 0-11 3-14 3h-1542c-3 0-11-3-14-3-7 0-11-4-14-7 0 0-4-4-4-7l-81-1083-21-170-28-120-57-398v-4l-21-441c-3 0-7 4-10 4-7 3-11 3-18 3-4 0-11 0-14-3-7 0-11-4-11-4-3-3-7-7-7-7l-25-219c-3 0-3 0-3 0l-25-723-24-349-29-152-24-102v-3l-29-396-24-21c0-3-4-3-4-7l-21-67c-3 0-3 0-3 0l-25-222-53-1020-18 526v4l-28 81c0 3-3 3-3 3-4 4-8 7-15 7-3 0-10 0-14 0-7 0-10 0-14 0-7 0-10-3-14-7 0 0-3-3-3-7l-29-144-21-332c-3 0-7 0-7 3-7 0-10 4-18 4-7 0-10-4-14-4l-21-7-10 60c-4 4-4 7-4 7-3 4-7 4-14 7-4 0-11 0-14 0-7 0-11 0-18 0-3-3-7-3-10-7-4 0-4-3-4-7l-14-127-4 18c0 0 0 4-3 4-4 3-7 3-11 7-7 0-10 3-17 3-4 0-11-3-14-3-7-4-11-4-15-7l-3-4-7-32c-4 0-7 0-14 0s-11 0-18 0c-3 0-7-3-10-7-4 0-4-3-4-7l-28-162-25-381-28-110v-3l-28-681-25-226-28-162-25-689-49 1059c0 4 0 4 0 4l-29 243-28 505-28 159-53 980-28 145c0 4-4 7-7 7 0 4-7 7-11 7-3 0-7 4-14 4s-10-4-18-4c-3 0-7-3-10-7l-14-14c-4 0-11 0-14 0-4 0-11 0-14-4-4 0-11 0-11-3-4-4-4-4-7-7l-21-78-32-222-28-423-53-244-25-367-28-261-53-1814-18 25-56 2795-25 1150-56 988-81 1488-29 321c0 4 0 4 0 4l-28 123-28 85-25 141-56 349-25 283c0 3 0 3 0 3l-21 88c-4 0-4 4-7 4 0 3-7 3-11 7-3 0-7 0-10 3h-25l-18 7c-3 0-3 4-3 4-7 0-11 0-18 0-3 0-10 0-14 0-3-4-7-4-7-4l-18-10-14 3-38 4-18 14c-4 0-7 4-11 4-7 3-10 3-17 3-4 0-11 0-14-3-7 0-11-4-11-4l-4-4-17 43c0 3 0 3-4 3-3 4-7 7-10 7-4 0-11 0-18 0-3 0-7 0-14 0-4 0-7-3-11-7-3 0-3 0-3-3l-18-39h-3l-32 4h-4c-3 0-7 0-10 0l-42 49c-4 3-8 7-15 7-3 0-10 3-14 3-7 0-10-3-14-3-7 0-10-4-14-7l-14-11-7 11-28 92c0 3 0 3-4 7-3 0-7 3-10 3-7 4-11 4-18 4s-11 0-14-4c-7 0-11-3-11-3-3-4-3-4-7-7l-10-29c-4 0-7 0-11 0-7 0-11 0-18 0l-3-3-7 7c0 3 0 3 0 3-4 4-7 4-14 8-4 0-11 3-14 3-7 0-11-3-18-3-4-4-7-4-11-8-3 0-3-3-3-3l-14-53-14 11c0 0-4 0-7 3-4 0-11 0-15 0-7 0-10 0-17 0-4-3-7-3-11-7 0 0 0-3-3-3v-4l-18 49c-3 0-3 0-7 4 0 0-7 3-11 3-3 4-10 4-17 4-4 0-7 0-14-4-4 0-7-3-11-3 0 0 0-4-3-4l-18 67c0 4 0 4-4 7-3 4-7 4-10 8-7 0-11 0-18 0-3 0-10 0-14 0-7-4-11-4-14-8 0-3 0-3 0-3l-21-56-4 10-3 4c-4 3-7 3-11 3-7 4-10 4-18 4-3 0-10 0-14-4-3 0-10 0-10-3h-4l-21 63c0 0 0 4-3 4-4 3-7 7-11 7-7 3-11 3-14 3-7 0-14 0-18-3-3 0-7-4-10-7h-4l-7-7-25 10c-3 0-3 0-3 0-7 0-11 0-14 0l-25 134c0 0 0 4-3 4-4 3-8 7-11 7-7 0-14 3-18 3-7 0-10-3-17-3-4 0-7-4-11-7 0 0-3-4-3-7l-18-124h-4c-3 0-3 0-3 0l-14 124c0 3 0 7-4 7-3 3-7 7-10 7-7 0-11 3-18 3-4 0-11-3-14-3-7 0-11-4-14-7v-4c-4 4-4 4-4 4-3 3-7 7-14 7-3 0-7 3-14 3s-11-3-14-3c-7 0-11-4-14-4 0 0-4 4-7 4-7 0-11 3-18 3h-1758c-3 0-7-3-14-3-3 0-7-4-10-7-4 0-4-4-4-7l-32-392-53-695-81-458v-4l-53-702c-7 0-10 0-17-4h-4l-28-10c0-4-4-4-7-7-4 0-4-4-4-7l-24-544-53-550-106-808-28-56c0-4 0-4 0-4l-29-134-45-1019-25 462-25 130c0 4 0 4-3 7-4 0-7 4-14 4-4 4-11 4-15 4-7 0-10 0-17-4-4 0-7-4-11-4-3-3-3-3-3-7l-25-95v-3l-39-364-3 21c0 4-4 4-4 7-3 4-7 4-14 4-3 4-7 4-14 4s-11 0-18-4l-10 60-4 4c-3 3-7 3-14 7-3 0-7 0-14 0s-11 0-14 0c-7-4-11-4-14-7 0 0-4-4-4-8l-24-208h-11-4c-3 0-7-3-10-7l-25-17h-3c0-4-4-4-4-4l-25-53-28-28v-4l-56-190c0-4 0-4 0-4l-25-285-25-519c-3 0-3-3-7-3-7 0-10-4-14-8l-3-3-32-670-28-131-18-321-32 642-24 131-29 310-56 1161-25 349-28 254c0 4 0 7-4 7-3 4-7 4-10 7-7 0-11 0-18 0s-10 0-14 0c-7-3-10-3-10-7l-29-18v-3c-3 0-3 0-3-4l-25-56v-4l-28-172-32-336c0-3 0-3 0-3l-21-575-25-272-24-35-29-85-28-141-25-469-28-215-21-431-21 494-53 2604-28 398-50 1232-28 511-25 141-28 473-28 321-25 131h-3l-21 84-60 265-29 106-35 331c0 4 0 4 0 4l-32 123-3 4c0 3-7 3-11 7-3 0-7 0-10 0l-64 3-14 7-28 25c-4 4-7 7-11 7-7 0-10 4-17 4-4 0-11-4-14-4-8 0-11-3-11-7l-42-32-11 4-28 60c0 3-4 3-4 3-3 4-7 4-14 7-3 0-7 4-14 4s-11-4-18-4c-3-3-7-3-10-7l-4-3-10-32-7 18c-4 3-4 3-4 7-3 0-7 3-14 3-4 4-7 4-14 4s-11 0-14-4c-7 0-11-3-14-3 0-4-4-4-4-7l-25-50-10-3-39 3h-49l-21 7c0 4-4 4-4 4-4 0-11 0-14 0-7 0-14 0-18 0 0-4-3-4-7-4l-21-10h-176l-300 3-39 4-21 14c0 0-4 0-7 4-7 0-11 3-18 3-3 0-7-3-14-3-7-4-7-4-11-8l-21-14h-24l-11 4-25 53c0 3 0 3-3 3-4 4-7 7-11 7-7 0-10 0-17 0-4 0-11 0-15 0-7 0-10-3-10-7-4 0-4 0-4 0l-17-28-11 7c-3 4-7 4-11 4-3 3-10 3-17 3-4 0-7 0-14-3-4 0-7-4-11-4l-21-17h-4c-7 0-10-4-17-4h-4l-7-4-7 4c-3 0-3 0-7 0-3 0-7 4-14 4h-7l-21 28c0 0 0 3-4 3l-24 18c-4 3-4 3-11 7-4 0-11 0-14 0-4 0-4 0-7 0l-21 32c0 0 0 3-4 3 0 0-7 4-10 7-4 0-11 0-15 0-7 0-10 0-17 0-4-3-7-7-11-7l-3-3-18-18h-11l-21 42c0 0-3 0-3 4-4 0-7 3-11 3-7 4-10 4-17 4-4 0-8 0-11 0l-42 78c0 0 0 3-4 3-3 4-7 4-10 7-8 0-11 0-18 0-4 0-11 0-14 0-4-3-11-3-11-7h-3c-4 4-7 7-11 7-7 4-11 4-18 4-3 0-10 0-14-4l-17-3-21 134c0 3 0 7-4 7 0 3-7 7-11 7-3 0-10 3-17 3-4 0-11-3-14-3-4 0-11-4-11-7h-3c-4 3-8 7-11 7-7 0-11 3-14 3h-81z">
          <text:p/>
        </draw:path>
        <draw:path draw:style-name="gr3" draw:text-style-name="P3" draw:layer="layout" svg:width="18.182cm" svg:height="8.551cm" svg:x="21.297cm" svg:y="3.794cm" svg:viewBox="0 0 18183 8552" svg:d="M0 8521h1707l275-2622 166-1234 268-2156 215-1309 106-483c0-3 0-3 0-3l106-361c0-4 0-4 0-4l53-134 53-99v-3l53-64c3-3 3-3 3-3 0 0 4 0 4-4l53-31c3-4 7-4 10-4 4-3 4-3 7-3l32-4c0 0 4 0 7 0 4 0 4 0 7 0l25 4c4 0 7 0 7 3 4 0 7 0 7 0l28 14 4 4 60 49 35 39v3l74 163 53 151 85 284 113 486 183 1122 187 1422 244 2155 268 2622h2678l487-4551 138-1069c0-4 0-4 0-4l109-755 53-342 53-314 81-416v-4l106-455 81-262c3 0 3 0 3 0l53-134 53-99c0-3 4-3 4-3l56-64c0-3 0-3 4-3v-4l56-31c0-4 4-4 7-4 4-3 7-3 11-3l28-4c0 0 4 0 7 0 4 0 7 0 7 0l28 4c4 0 4 0 7 3 4 0 4 0 8 0l28 14c3 0 3 4 7 4l53 49v4l56 84 53 117 57 151 81 284v3l102 483 134 770 187 1340 268 2335v4l134 1288 159 1584h2688l300-2872c0-4 0-4 0-4l134-1217 268-2106 106-681 53-303 187-822 81-237 56-117 57-84v-4l53-49h3l4-4 32-14h3c4-3 7-3 7-3l28-4c4 0 7 0 11 0 0 0 4 0 7 0l32 4c0 0 3 0 7 3 3 0 7 0 7 0l25 14c3 0 3 4 3 4l64 49c3 0 3 0 3 0 0 0 0 4 4 4l98 201 57 151 106 393h3l106 515 106 632 162 1132v3l134 1091 360 3270 106 1055h2787v14 17h-2819c-3 0-10-3-14-3-7 0-7-4-11-4-3-3-3-7-3-10l-109-1066-360-3270-134-1094-163-1132-102-631-109-515-110-393-56-148-99-198-60-46-14-7-14-3-14 3-18 7-49 46-57 85-53 113-81 237-187 819-53 303-109 681-268 2106-131 1217-303 2886c0 3 0 7-3 10-4 0-8 4-11 4-7 0-11 3-18 3h-2748c-7 0-10-3-17-3-4 0-8-4-11-4-4-3-4-7-4-10l-162-1598-130-1288-268-2335-187-1341-131-769-106-487-81-283-53-148-56-117-53-81-46-46-21-7-11-3-10 3-46 25-53 67-57 95-53 134-81 262-109 452-78 420-53 314-56 342-106 755-141 1069-487 4565c0 3 0 7-3 10-4 0-7 4-11 4-7 0-11 3-18 3h-2735c-7 0-10-3-17-3-4 0-7-4-11-4-3-3-3-7-3-10l-272-2632-243-2155-187-1422-184-1122-113-487-81-283-56-148-71-159-32-39-56-46-18-7-7-3-14 3-42 25-53 67-53 95-53 134-106 361-102 487-215 1309-268 2155-166 1235-275 2632c0 3-4 7-4 10-3 0-7 4-14 4-4 0-7 3-14 3h-1739z">
          <text:p/>
        </draw:path>
        <draw:path draw:style-name="gr4" draw:text-style-name="P4" draw:layer="layout" svg:width="18.182cm" svg:height="8.551cm" svg:x="21.297cm" svg:y="3.794cm" svg:viewBox="0 0 18183 8552" svg:d="M0 8521h1707l275-2622 166-1234 268-2156 215-1309 106-483c0-3 0-3 0-3l106-361c0-4 0-4 0-4l53-134 53-99v-3l53-64c3-3 3-3 3-3 0 0 4 0 4-4l53-31c3-4 7-4 10-4 4-3 4-3 7-3l32-4c0 0 4 0 7 0 4 0 4 0 7 0l25 4c4 0 7 0 7 3 4 0 7 0 7 0l28 14 4 4 60 49 35 39v3l74 163 53 151 85 284 113 486 183 1122 187 1422 244 2155 268 2622h2678l487-4551 138-1069c0-4 0-4 0-4l109-755 53-342 53-314 81-416v-4l106-455 81-262c3 0 3 0 3 0l53-134 53-99c0-3 4-3 4-3l56-64c0-3 0-3 4-3v-4l56-31c0-4 4-4 7-4 4-3 7-3 11-3l28-4c0 0 4 0 7 0 4 0 7 0 7 0l28 4c4 0 4 0 7 3 4 0 4 0 8 0l28 14c3 0 3 4 7 4l53 49v4l56 84 53 117 57 151 81 284v3l102 483 134 770 187 1340 268 2335v4l134 1288 159 1584h2688l300-2872c0-4 0-4 0-4l134-1217 268-2106 106-681 53-303 187-822 81-237 56-117 57-84v-4l53-49h3l4-4 32-14h3c4-3 7-3 7-3l28-4c4 0 7 0 11 0 0 0 4 0 7 0l32 4c0 0 3 0 7 3 3 0 7 0 7 0l25 14c3 0 3 4 3 4l64 49c3 0 3 0 3 0 0 0 0 4 4 4l98 201 57 151 106 393h3l106 515 106 632 162 1132v3l134 1091 360 3270 106 1055h2787v14 17h-2819c-3 0-10-3-14-3-7 0-7-4-11-4-3-3-3-7-3-10l-109-1066-360-3270-134-1094-163-1132-102-631-109-515-110-393-56-148-99-198-60-46-14-7-14-3-14 3-18 7-49 46-57 85-53 113-81 237-187 819-53 303-109 681-268 2106-131 1217-303 2886c0 3 0 7-3 10-4 0-8 4-11 4-7 0-11 3-18 3h-2748c-7 0-10-3-17-3-4 0-8-4-11-4-4-3-4-7-4-10l-162-1598-130-1288-268-2335-187-1341-131-769-106-487-81-283-53-148-56-117-53-81-46-46-21-7-11-3-10 3-46 25-53 67-57 95-53 134-81 262-109 452-78 420-53 314-56 342-106 755-141 1069-487 4565c0 3 0 7-3 10-4 0-7 4-11 4-7 0-11 3-18 3h-2735c-7 0-10-3-17-3-4 0-7-4-11-4-3-3-3-7-3-10l-272-2632-243-2155-187-1422-184-1122-113-487-81-283-56-148-71-159-32-39-56-46-18-7-7-3-14 3-42 25-53 67-53 95-53 134-106 361-102 487-215 1309-268 2155-166 1235-275 2632c0 3-4 7-4 10-3 0-7 4-14 4-4 0-7 3-14 3h-1739z">
          <text:p/>
        </draw:path>
        <draw:path draw:style-name="gr5" draw:text-style-name="P5" draw:layer="layout" svg:width="17.812cm" svg:height="7.207cm" svg:x="21.558cm" svg:y="17.002cm" svg:viewBox="0 0 17813 7208" svg:d="M0 116l3 18h4c10 0 17 0 25 4 10 3 14 3 21 10 3 0 3 4 3 11l25 254c3 0 3 0 7 0 7 3 14 7 18 10 3 4 7 7 7 11l21 226h3c7 0 18 0 25 3 7 0 14 4 18 7 3 4 7 7 7 11l24 159 18 49h7c11 0 18 4 28 4 7 3 14 7 18 10 4 4 7 7 7 7l18 85c3 0 3 0 7 0 7 3 14 3 17 7 4 3 7 7 7 10l18 54h11c10 0 17 4 24 4 11 3 14 7 18 11 4 0 7 3 7 7l14 35h14c7 0 14 3 25 3 7 4 14 4 18 11 3 0 3 0 3 3l18 25c3 0 7 4 10 4 7 3 14 7 18 10 4 0 4 0 4 0l14 18h17c7 0 18 0 25 3 7 4 11 4 14 8l11 7h24c11 0 18 0 25 3l14 4h11c7 0 17 3 24 3l18 7h39c7 0 14 0 25 0 3 4 3 4 7 4l10 3 427 25 265 11 46 3h102l49 4 103 3 465 14h282 4l53 7c7 0 10 0 17 0 4 4 4 4 8 4l14 3h7c7 0 17 4 24 7 7 0 15 4 18 7 4 4 7 4 7 8l25 67h21c11 0 18 3 28 3 7 4 11 7 18 11 3 3 3 7 3 10l29 222c3 0 3 0 7 0 7 4 14 8 17 11 4 4 7 7 7 11l25 462h4c10 0 17 3 24 3 7 4 14 7 18 11 7 3 7 7 7 10l25 741c10 4 14 7 21 11 3 3 3 7 3 14l29 1221c7 0 14 0 21 3 7 4 14 4 17 7 7 7 7 11 7 14l25 1161 25 508c10 0 17 0 24 3 11 4 15 8 22 11 3 4 3 7 3 11l25 645c3 0 7 0 10 0l15-162c3-4 3-7 7-11 7-3 10-7 21-7 7-3 14-3 21-3h3l22-184c3-3 3-7 7-10 3-4 10-7 17-7 11-4 18-4 29-4l17-99c0-3 4-7 7-10 4-4 11-7 18-11 7 0 14-3 25-3h53c10 0 17 3 24 3 11 4 14 7 18 11 3 3 7 3 7 7l18 42c3 4 3 4 7 4 7 3 14 3 17 10 4 4 7 7 7 11l25 254c11 0 18 0 28 3 7 4 11 4 18 11 3 4 7 7 7 11l21 335h4c10 0 17 0 24 3 7 0 14 4 18 7 7 7 7 7 7 11l25 261 10-14c0-4 0-4 4-7 3-4 10-7 17-7 4-4 7-4 11-4l14-102c4-4 4-4 7-11 7-3 11-3 18-7 7-3 17-3 28-3l21-92c4-7 4-7 7-14 4-4 11-4 18-7 3 0 7 0 7 0l21-60c0-4 0-4 7-7 4-4 7-7 18-11 7 0 14-3 25-3h14l14-21 3-4c4-7 11-7 18-11 7 0 18-3 28-3h7l21-42c4 0 4-4 4-4l25-25h3c4-3 7-7 18-10 7-4 14-4 24-4h4l21-127c0-7 4-10 7-14 4-3 11-7 18-7 7-3 14-3 25-3h3l21-177c0-7 4-10 7-14 4-3 11-7 18-7h3l22-254c0-4 3-7 7-11 3-3 10-7 17-7 11-3 18-7 29-7l21-303c0-4 3-7 7-11 3-3 10-7 17-10 11-4 18-4 25-4h4l21-310c0-4 3-7 7-11 3-7 10-7 17-10 11-4 18-4 25-4h4l21-427c0-3 3-7 7-10 7-4 14-7 21-11l46-660c0-7 3-10 7-14 7-3 11-7 21-7 7-3 14-3 25-3h3l25-709c0-4 0-11 7-11 4-7 11-11 18-11 7-3 14-3 24-3l25-935c0-4 4-7 7-11 7-3 11-7 18-7 0-3 0-3 0-3l28-879c0-3 0-7 7-14 4-3 11-7 18-7 7-3 14-3 24-3l29-619c0-7 3-10 7-14 3-3 10-7 17-7 7-3 14-3 25-3l25-410c0-7 0-10 7-10 3-7 10-11 17-11h4l28-169c0-4 0-7 4-7 7-7 10-11 21-11 7 0 14-3 25-3h45c11 0 18 3 29 3 7 0 10 4 17 11 4 0 4 7 4 7l29 226 14 21h11c10 0 17 3 24 3 11 4 15 7 18 11 7 4 7 7 7 11l25 144h3c7 0 14 4 18 7 4 7 7 7 7 14l21 191c11 0 18 0 28 0 8 3 15 7 18 10 4 4 4 8 7 11l28 163 7 11h18c7 0 18 0 25 3 7 0 14 4 17 8 4 3 4 3 7 7l18 49c4 0 7 0 7 3 11 4 14 4 21 11 4 0 4 4 4 7l17 46h11c7 0 18 0 25 4 7 3 14 3 17 7 4 3 4 3 4 7l18 24h10c11 0 18 0 25 4 10 3 14 3 21 7 0 3 0 3 4 7l14 21c7 0 14 0 21 0 7 4 14 7 17 11l11 10h21 21c11 0 18 0 25 4 4 0 4 0 7 3h11 35c4 0 7 4 14 4l67 10h46c7 0 14 0 21 4h14 46c7 0 14 0 21 4 4 0 4 0 4 3l14 4h35c7 0 14 0 21 3l22 4 91 3c4 0 4 0 4 0h49l102 4c4 0 4 0 8 0l74 3h42c7 0 14 4 21 4l18 3 243 4c0 0 4 0 7 0l46 3h152c0 0 3 0 7 0l42 4 254 3c4 0 4 0 7 0l46 4 251 3c3 0 3 0 3 0h49 25c7 0 14 4 21 4l18 3h35c11 0 18 0 25 4s14 7 21 11c0 3 4 3 4 7l24 70c11 4 14 4 22 7 3 7 7 11 7 14l21 247h3c11 0 18 0 25 4 7 3 14 3 18 7 7 3 7 7 7 14l24 596h4c7 0 14 0 21 4 11 0 14 3 21 7 4 3 7 7 7 10l25 1179c3 3 7 3 7 3 7 0 14 4 18 7 3 4 7 7 7 14l21 1246 21 285h4c10 0 17 0 28 4 7 0 10 3 14 7 7 4 7 7 7 14l28 1101c11 0 18 0 25 3 7 0 14 4 18 7 3 7 7 7 7 11l21 356c3 0 3 0 3 0h4l24-257c0-4 4-7 4-11 7-3 14-7 21-7 7-3 14-7 25-7l25-208c0-4 3-7 7-11 3-3 7-7 17-7 4-3 11-3 18-3l14-21c4 0 4 0 4-4 7-4 10-7 21-7 7-4 14-4 21-4 10 0 18 0 28 4 7 0 14 3 18 7 3 4 3 7 7 7l10 32h11c7 0 18 3 25 3 7 4 14 7 17 11 4 3 7 7 7 11l25 148h4c10 0 17 0 24 3 7 0 14 4 18 7 7 4 7 7 7 14l25 360c10 4 14 7 21 11 3 3 3 7 7 10l25 276 14 38c3-3 7-7 14-7 7-3 14-7 24-7h4l21-144c0-4 4-7 7-11 4-4 11-7 18-7 7-4 18-4 28-4h4l21-112c0-4 3-8 7-11 3-4 10-7 17-7 8-4 15-4 25-4h7l18-60c3-3 3-3 7-7 3-3 11-7 14-7l25-10c3 0 3 0 7 0 3-4 7-4 14-4l10-14c4-3 4-3 4-3 7-4 11-8 21-11 7-4 14-4 21-4h11l18-31c0 0 0-4 3-7 7-4 11-4 21-7 4-4 14-4 21-4h4l21-123c0-4 4-7 7-11 4-4 11-7 18-7 7-4 14-4 25-4h3l25-183c0-7 0-7 7-11 3-7 7-7 17-10 7-4 15-4 25-4l21-296c4-7 4-11 7-11 7-7 11-10 22-10l24-318v-3l50-201c0-4 3-7 7-11 3-7 10-7 14-11 3 0 3 0 3 0l25-264c0-4 4-7 7-11 4-3 11-7 18-7 10-3 14-3 24-3l25-374c0-4 0-7 7-11 4-7 11-7 18-10l28-600c0-4 0-7 7-11 4-3 11-7 18-7 7-3 14-7 24-7l25-945 25-251c0-7 0-10 7-14 3-3 10-7 17-7 8-3 18-3 25-3l25-967c0-4 0-7 7-11 3-3 10-7 18-10 7-4 17-4 24-4l25-755c0-3 0-7 7-14 4-3 7-7 18-7l24-576v-3l25-110c0-3 4-7 7-10 7-4 11-7 18-11 3 0 3 0 3 0l25-247c0-7 0-10 7-14 4-3 11-7 18-7 7-4 14-4 24-4h11l14-35c0-3 4-3 7-7 4-3 7-7 14-10 11 0 18-4 28-4h53c7 0 18 4 25 4 7 3 14 7 18 10 3 4 7 7 7 11l28 282 14 35h14c7 0 18 0 25 4 7 0 14 3 17 7 4 3 8 7 8 10l24 173c11 0 14 4 18 7 7 4 7 7 7 11l21 127h4c10 0 17 3 24 3 11 4 14 7 18 11 7 4 7 7 7 7l25 127h3c7 0 14 0 25 4 7 3 14 3 18 7 3 3 7 7 7 10l21 99h28c7 0 18 0 25 4 7 3 14 3 17 10 4 0 4 4 7 7l18 39c0 0 4 0 7 3 7 5 14 5 21 9 0 3 4 3 4 7l14 24h14c7 0 14 4 25 4 7 3 14 7 17 10l4 4 10 11c11 3 18 3 25 3 7 4 11 7 18 11l7 7h21c11 0 18 0 28 3 0 0 4 0 7 4l11 3h32c7 0 17 4 24 4l14 3h36c10 0 17 0 28 4 3 3 7 3 7 3l14 7h4c10 0 17 0 24 4 4 0 4 0 4 0l14 3h39c10 0 17 4 24 4 4 0 8 4 8 4l17 7 505 24 77 4 50 3 197 7h4l98 4 103 3h3l50 4h155c0 0 3 0 7 0l46 7 286 4c7 0 14 3 21 3 7 4 14 7 17 11l25 17c4 0 4 4 7 7l14 25h11c10 0 17 0 28 4 7 3 14 7 18 10 3 4 7 7 7 11l21 183h3c11 0 18 4 25 4 7 3 14 7 18 10 7 4 7 7 7 11l21 367h4c10 0 17 3 28 3 7 4 14 7 17 11 4 3 7 7 7 10l22 625c3 3 3 3 3 3 11 4 14 4 21 11 4 4 7 7 7 11l18 878c11 0 18 0 25 4 7 0 14 3 17 7 7 3 7 10 7 14l29 1421c10 0 17 0 24 4 7 0 11 3 18 7 3 7 7 11 7 14l25 1404 21 169c3 0 3 4 3 4 7 0 11 4 18 7 4 4 7 7 7 11l7 98c7-3 14-3 21-7 7-3 14-3 25-3l21-240c0-4 0-7 7-11 4-3 11-7 18-10 7 0 14-4 25-4h3l21-208c0-3 4-7 7-10 4-4 11-8 18-11 11 0 18-4 28-4h25c7 0 18 4 25 4 3 3 7 3 10 7l28 14c0 0 4 0 4 4 3 3 7 7 7 10l21 92h7c7 0 18 0 25 3 7 0 14 4 18 8 3 3 7 7 7 10l24 258h4c7 0 17 0 24 3 8 4 15 7 18 11 4 3 7 7 7 10l21 448c4 0 4 0 4 0 7 0 14 4 21 11 4 0 4 7 7 11l11 102 24-131c0-3 4-7 7-10 4-4 11-4 18-7 7-4 18-4 25-4l21-141c0-7 3-7 7-11 7-3 11-7 21-10h4l17-50c4-3 4-7 7-10 4-4 11-4 18-7 7-4 18-4 25-4h10l18-49c0-4 3-7 7-11 4-3 11-7 18-7 7-3 14-3 24-3h14l15-21 3-4c4 0 7-3 7-7l25-11c3 0 7-3 10-3 11-4 18-4 29-4h3l18-67c3-3 3-7 7-10 3-4 10-7 17-7 11-4 18-4 25-4h7l21-144c0-4 4-8 7-11 4-4 11-7 18-11l25-194c0-7 0-10 3-14 7-3 11-7 21-7 8-3 15-3 25-3l21-251c4-3 4-7 7-10 7-4 11-7 22-7 7-4 14-4 24-4h4l24-420c0-7 0-10 4-14 7-3 14-7 21-7 7-3 14-7 25-7l25-480v-3l24-96c0-3 4-7 7-7 4-7 11-7 18-10h3l22-416c0-4 3-8 7-11 3-4 10-7 17-11 11 0 18-3 25-3h4l24-540c0-3 0-7 4-14 7-4 14-7 21-7 7-4 14-4 25-4h3l25-748c0-3 3-10 7-14 7-3 11-3 21-7 4 0 7 0 7-3l18-963c0-4 3-7 7-11 7-3 10-7 21-10 7-4 14-4 25-4l24-1016c0-5 4-8 7-12 4-3 11-7 18-7 7-3 18-7 25-7h3l25-487c0-3 0-7 0-10l28-32h4c3-7 10-10 17-10 7-4 18-4 25-4h25c10 0 17 0 24 4 11 0 15 3 22 10l3 4 14 28h14c11 0 18 0 29 3 7 4 14 4 17 11 4 0 7 7 7 11l21 208h4c11 0 18 0 25 3 7 0 14 4 17 7 4 4 7 7 7 11l29 240 10 17c7 0 14 4 21 4 7 3 14 8 18 12 4 3 7 3 7 10l21 99h4c10 0 17 0 24 3 11 4 15 4 18 11 7 0 7 7 7 11l25 144h3c7 4 14 7 18 11 7 3 7 7 7 10l21 99h7c7 0 14 0 25 4 7 3 14 3 18 10 3 0 3 4 7 7l24 67 7 4c11 0 18 0 25 3 7 4 14 7 18 11 3 0 3 0 3 0l11 14h21c7 0 14 0 25 4 7 3 14 3 17 7 0 3 4 3 4 3l14 18h18c7 0 14 0 24 3 7 4 14 4 18 11h4l14 14c7 0 14 0 21 4 7 0 10 3 14 7l10 3 36 4 74 3h3l50 4h21c7 0 11 0 18 3h17 43c7 0 14 4 17 4l18 3 130 4c4 0 4 0 4 0h56l208 7 103 3h127 3l53 4h205l261 4h3l50 3h346v49h-350-3l-50-3h-257l-208-4c-4 0-4 0-4 0l-53-3h-127l-102-4-212-7c-3 0-3 0-3 0h-53l-138-3c-3 0-10 0-14 0l-18-4h-45c-4 0-11 0-18-3l-18-4h-17c-4 0-4 0-7 0l-50-3-74-4-60-3c-7 0-10-4-17-4-7-3-11-3-15-7l-7-4h-3c-11 0-18 0-25-3-7-4-14-7-21-11l-14-14h-21c-11 0-18 0-25-3-7 0-14-4-21-7 0-4 0-4 0-4l-14-17h-18c-7 0-18 0-25-4s-14-7-17-11l-14-14c-7 0-14 0-21 0-8-3-15-7-18-10l-25-21c-3 0-3 0-3 0-4-4-4-4-4-11l-21-49h-11c-10 0-17 0-24-4-7-3-14-3-18-11-3-3-7-3-7-7l-21-102h-4c-7-3-14-7-21-10-3-4-3-8-3-11l-25-145h-4c-10 0-17 0-28-3-7 0-14-4-17-7-4-4-4-7-8-11l-17-102c-4 0-7 0-11-4-7 0-14-3-17-7-4-3-4-3-7-7l-25-40c0 0 0-3 0-7l-25-215h-3c-11 0-18 0-29-3-7-4-14-4-17-11-4 0-4-7-4-11l-24-208h-8c-7 0-17 0-24-3l-25 477c0 7-3 11-7 14-3 4-11 7-18 7-10 4-17 4-24 4h-4l-21 1016c0 3-4 10-7 14-7 3-14 7-21 7-7 3-14 3-25 3l-18 963c0 4-3 8-7 11-3 7-10 11-17 11-4 0-7 3-11 3l-25 748c0 4-3 7-7 14-3 4-10 4-17 7-11 4-18 4-25 4h-7l-25 543c0 0-3 7-7 11-3 3-10 7-17 10-7 0-18 0-25 0h-4l-21 413c0 3-3 7-7 14-3 4-10 7-17 7-4 0-4 0-7 4l-18 70-28 508c0 4-4 7-7 11-4 3-11 7-18 10-7 0-18 4-25 4l-24 420c0 3-4 7-7 10-4 7-11 7-18 11-7 3-18 3-25 3h-7l-21 247c0 4 0 7-7 11-4 7-11 7-18 11-7 0-14 3-24 3h-4l-21 194c0 4-4 7-7 11-7 3-11 7-18 10h-3l-22 145c0 7-3 7-7 10-3 4-10 8-17 11-7 4-18 4-25 4h-7l-18 67c0 3-3 7-7 10-3 4-10 7-17 7-7 4-14 4-25 4h-28-4l-21 32c0 3-3 3-3 3-7 4-11 7-22 11-7 3-14 3-21 3h-10l-18 50c0 3-4 7-7 7-4 3-11 7-18 10-7 0-17 4-24 4h-11l-18 49c0 0-3 4-3 7-7 4-14 7-21 7l-25 148c0 0 0 4-4 7-3 7-10 11-17 11-11 4-18 4-25 4h-3l-29 158c-3 7-3 7-7 14-3 4-10 4-17 7-11 4-18 4-25 4h-18l-14 18c-3 3-3 3-3 3-4 4-11 7-18 11-10 0-18 3-28 3-7 0-18-3-25-3-7-4-14-7-17-11-4-3-8-7-8-10l-21-170c-3-3-3-3-7-3-7-4-14-4-17-7-4-4-7-11-7-14l-22-445h-3c-7 0-14 0-25-3-7-4-14-4-17-8-4-3-8-7-8-14l-24-254h-4c-7 0-14 0-24-3-7-4-11-4-18-7l-7 91c0 4-4 8-7 11-4 4-11 7-18 11-7 0-17 3-28 3l-25 237c0 3 0 7-7 10-3 7-7 7-17 11-7 3-15 3-25 3l-25 145c0 3 0 7-7 10-3 4-7 4-18 8-7 3-14 3-24 3h-46c-11 0-21 0-28-3-7-4-14-4-18-8-3-3-7-7-7-14l-25-254c-7-3-14-7-17-10-4-4-7-7-7-11l-25-190c0-4 0-4 0-4l-28-1379c-7 0-14 0-21-4-11-3-15-3-18-7-7-7-7-10-7-14l-28-1422c-7 0-18 0-25-3-7-4-14-4-18-11-3-3-7-7-7-10l-21-879c0 0-3 0-3-3-8 0-15-4-18-7-7-4-7-11-7-14l-25-625c-10 0-21 0-28-3-7 0-14-4-18-7-3-4-7-7-7-11l-21-370c-11 0-18 0-28-4-7 0-11-3-18-7-3-4-3-7-7-11l-21-187h-4c-10 0-17 0-24-3-11 0-14-4-18-7-3-4-3-4-7-7l-21-43-7-3-261-7c-4 0-4 0-7 0l-46-4h-152c-3 0-7 0-7 0l-46-3-102-4c-4 0-4 0-7 0l-99-7-197-3c-4 0-4 0-4 0l-53-4-74-3-522-25c-7-4-11-4-18-7-3 0-7 0-7 0l-14-4h-35c-7 0-18-3-25-7h-3l-14-3h-11c-11 0-18-4-28-4-4-3-7-3-11-3l-10-7h-29c-7 0-17 0-24-4l-14-3h-36c-10 0-17 0-28-4-4 0-4 0-7-3l-11-4h-31c-11 0-18 0-25-3-11-4-14-4-21-11l-7-4c-11 0-18-3-25-3-7-4-14-7-21-11v-3l-14-11h-18c-10 0-18-3-28-7-7 0-11-3-18-7 0-3-3-3-3-7l-14-25c-4-3-7-3-11-3-11-4-14-4-18-11-3 0-7-3-7-7l-17-40h-11c-7 0-14 0-25-3-3 0-10-4-14-4l-24-17-4-4c-3-3-7-7-7-10l-18-82h-3c-11 0-18 0-25-3-7-4-14-4-17-11-4 0-8-7-8-7l-24-127h-4c-10 0-17 0-24 0-11-3-15-7-18-10-7-4-7-7-7-11l-21-130h-4c-7-4-14-7-17-11-8-4-8-7-8-11l-24-169h-4c-10 0-17 0-24 0-11-3-15-7-22-11-3-3-3-3-3-7l-25-56v-4l-21-211c-4 3-7 3-11 3-7 4-14 4-24 4h-4l-25 247c0 3 0 7-7 10-3 4-10 7-17 11h-4l-21 92-21 593c-4 4-4 7-7 11-7 7-14 7-21 11l-21 758c-4 7-4 7-8 14-3 4-10 7-17 7-11 4-18 4-25 4h-3l-25 966c0 4-4 7-7 11-4 3-11 7-18 10-7 0-14 4-24 4l-25 226-25 970c0 7 0 10-7 14-3 4-10 7-18 7-7 4-17 4-24 4l-25 596c0 7-3 10-7 14-7 3-11 7-21 7l-25 377c0 4-3 7-7 11-3 4-10 7-18 11-7 3-17 3-24 3l-25 261c0 4 0 7-7 11-4 3-11 7-18 7 0 3-3 3-3 3l-46 184-25 335c0 3-3 7-7 11-3 3-7 7-17 10l-25 300c0 3-4 7-7 14-7 4-11 7-18 7-7 4-17 4-24 4h-4l-21 183c0 4-4 7-7 11-4 3-11 7-18 10-10 4-18 4-25 4h-3l-21 123c0 4-4 7-7 11-4 3-11 7-18 7-7 3-18 3-25 3h-10l-18 32c0 4-3 4-7 7-3 4-7 7-18 7-7 4-14 4-24 4h-14l-11 14c-3 0-3 3-3 3-8 4-11 8-22 11-7 0-14 0-21 0h-3l-25 71c0 3 0 7-4 7-7 3-10 7-21 10-7 0-14 4-24 4h-4l-21 109c0 7-4 7-7 14-4 4-11 4-18 7-7 0-17 4-25 4h-3l-21 144c-4 4-4 8-7 11-7 4-11 7-21 11-7 0-15 3-25 3h-14l-11 11c0 3-3 3-3 3-4 4-11 7-18 11-11 0-18 3-28 3h-53c-7 0-18-3-25-3-7-4-14-7-17-11-4 0-4-3-4-7l-28-77c-4-4-4-4-4-4l-21-254c-3 0-3-3-3-3-7 0-15-4-18-8-4-3-7-7-7-14l-25-356c-10 0-17 0-28-3-7-4-11-8-18-11-3-4-3-7-3-11l-25-148h-7c-7 0-14 0-25-3h-3l-21 197c0 4-4 7-7 11-4 3-11 7-18 10-7 0-18 4-25 4l-28 254c0 3 0 7-7 11-4 3-7 7-18 10-7 0-14 0-24 0h-4l-21 92c0 3 0 7-4 10-7 4-10 7-21 7-7 4-14 4-24 4h-22c-7 0-17 0-24-4-7 0-14-3-18-7-3-3-7-7-7-14l-28-462c-11 0-18 0-25-3-10-4-14-4-21-11-4-3-7-7-7-11l-25-1104c-10 0-21 0-28 0-7-3-14-7-18-10-3-4-7-7-7-11l-24-307-18-1227c-4 0-4 0-7 0-7-4-14-8-18-11-3-4-7-7-7-11l-28-1178c-7 0-18 0-25 0-7-3-14-7-17-11-4-3-7-7-7-10l-25-596c-11 0-18 0-25-4-10-3-14-7-21-10-4-4-7-7-7-11l-21-250c-7-4-11-4-18-11 0 0-3-4-3-7l-25-67h-7c-7 0-14 0-21 0l-18-7h-14-4-49l-250-4c-4 0-4 0-7 0l-46-3-254-4h-4l-46-3h-151c-4 0-4 0-7 0l-50-4-247-3c-7 0-14 0-17-4h-18-39c-3 0-7 0-7 0l-78-7-102-3h-49l-103-4c-7 0-14 0-21-4l-17-3h-39c-11 0-18 0-25-4l-18-3h-38c-7 0-14-4-18-4l-18-3h-42c-7 0-11 0-14-4l-71-7h-42c-7 0-18 0-25-3-3 0-3-4-3-4l-14-3h-7c-4 0-7 0-11 0l-49-4c-7 0-11-3-18-3-7-4-14-7-18-11l-7-7c-10 0-17 0-24 0-7-4-14-7-18-11-3 0-3-3-3-3l-18-21h-14c-7 0-14 0-25-4-7 0-14-3-18-7-3-3-3-7-3-7l-18-25h-14c-7 0-14 0-25-3-7 0-14-4-17-11-4 0-7-3-7-7l-18-46c0 0-3-3-7-3-7-4-14-4-18-7-3-4-7-7-7-11l-17-46h-11c-7 0-14-3-25-3-7-4-14-7-17-11 0 0-4 0-4-3l-21-29c-3-3-3-3-3-7l-25-142h-7c-11 0-18-3-25-7-7 0-14-3-17-7-8-3-8-7-8-10l-21-194h-3c-7-4-14-4-18-11-3-4-7-7-7-11l-21-141h-5c-10 0-17 0-24 0-11-3-14-7-18-10-3-4-7-4-7-7l-25-43c-3 0-3-3-3-3l-4-39c0 4-3 7-7 7-3 7-7 7-14 11-3 0-3 0-3 0l-25 412c0 4-4 7-7 11-4 3-11 7-18 11-7 3-14 3-25 3l-24 618c0 4-4 7-7 11-7 7-11 7-21 11-8 3-15 3-25 3l-25 875c0 7-3 11-7 14-3 4-10 7-18 7h-3l-21 939c0 3-4 10-7 10-4 7-11 7-18 11-11 3-18 3-28 3l-25 709c0 4 0 7-7 11-3 7-10 7-18 11-7 3-17 3-24 3h-4l-49 660c0 3 0 7-7 10-4 4-11 7-18 11l-25 427c0 3-3 10-7 14-3 3-10 3-17 7-7 3-18 3-25 3h-3l-22 311c0 7-3 10-7 14-3 4-10 7-17 7-7 4-18 4-25 4h-4l-24 303c0 7 0 11-4 14-7 4-10 7-21 7-7 4-14 4-25 4l-21 250c0 4-3 7-7 11-7 3-10 7-17 10-4 0-4 0-4 0l-25 180c0 7-3 7-7 14-3 4-10 4-17 7-7 4-15 4-25 4l-25 130c0 4 0 4-7 11-3 4-7 7-17 7-8 4-15 4-25 4h-18l-7 7-28 60c-4 3-4 3-7 7-4 3-11 7-18 7-7 3-14 3-24 3h-15l-14 21c-3 4-3 4-7 8-3 3-7 3-14 7-10 3-18 3-28 3h-7l-18 57c-3 3-3 7-7 10-3 4-10 7-17 7-4 0-4 0-4 0l-25 99c0 3 0 7-3 7-7 7-11 11-21 11-7 3-15 3-25 3l-18 99c0 7-3 7-7 14-3 4-10 4-17 7-7 0-15 4-22 4l-42 60c0 3-3 3-3 3-4 7-11 7-18 11-11 3-18 3-28 3-7 0-14 0-25-3-7-4-14-4-18-11l-14-14c-3 0-10 0-14 0-10-4-14-7-21-11-4-3-4-7-4-10l-28-279c-10 0-17 0-28-3-7-4-11-4-18-11-3 0-3-7-7-11l-21-335c-10 0-18 0-28-3-7-4-11-4-18-7-3-4-3-11-3-14l-28-258h-4c-4 0-7-3-14-7l-7 46c0 3 0 7-7 10-4 4-7 8-18 11-7 0-14 4-25 4l-21 179c0 4-3 11-7 11-7 4-10 7-17 11-11 3-18 3-29 3l-21 226c0 3-3 7-7 11-7 3-10 7-21 10-7 0-14 4-21 4h-28c-11 0-18-4-25-4-7-3-14-7-18-10-3 0-3-4-7-8l-17-45h-8c-10 0-17 0-28 0-7-4-10-7-14-11-7-3-7-7-7-11l-25-649c-10 0-17 0-24-3-11 0-14-4-18-7-7-4-7-11-7-14l-28-530-21-1139c-11 0-18 0-25-4-7-3-14-3-18-10-3-4-7-7-7-11l-24-1224c-11-3-15-7-18-10-7-4-7-7-7-11l-25-741c-10 0-17 0-28-3-7 0-14-4-18-7-3-4-7-11-7-11l-24-466c-4 0-4 0-4 0-11-3-14-7-21-10-4-4-4-7-7-11l-25-222h-18c-10 0-17 0-24 0-7-4-14-7-18-11-3-3-7-7-7-7l-25-70c-3 0-7 0-10 0 0-4-4-4-4-4l-17-7h-32l-282-3h-4l-466-14-102-4h-49l-103-4c-3 0-3 0-3 0l-46-3-261-11-448-24c-7 0-11 0-18-4-3 0-3 0-7 0l-7-7h-35c-11 0-18 0-25-3l-17-4h-11c-7 0-14 0-21-4l-18-3h-35c-11 0-18 0-25-4-7 0-14-3-17-7l-11-7h-25c-7 0-14 0-24-3-7-4-14-4-18-7-4-4-4-4-4-4l-14-17c-3 0-10 0-14-4-7 0-10-3-17-7 0-4-4-4-4-7l-18-25h-17c-7 0-14 0-21-3-11 0-14-4-22-7-3-4-3-7-3-7l-18-39h-10c-11 0-18 0-25 0-7-4-14-7-18-11-3-3-7-7-7-7l-17-60c-4 0-7 0-11 0-7 0-10-3-18-7-3-3-3-7-7-10l-17-83h-7c-7 0-18 0-25 0-7-3-14-7-18-10-3-4-7-7-7-11l-24-70v-4l-22-134h-7c-7 0-17 0-24-3-7-4-11-4-18-11-3-4-7-7-7-11l-21-225c0 0-4 0-7-4-4 0-7 0-7 0z">
          <text:p/>
        </draw:path>
        <draw:polygon draw:style-name="gr6" draw:text-style-name="P5" draw:layer="layout" svg:width="0.009cm" svg:height="0cm" svg:x="35.641cm" svg:y="21.595cm" svg:viewBox="0 0 10 0" draw:points="0,0 10,0">
          <text:p/>
        </draw:polygon>
        <draw:path draw:style-name="gr2" draw:text-style-name="P2" draw:layer="layout" svg:width="14.231cm" svg:height="9.578cm" svg:x="4.875cm" svg:y="2.764cm" svg:viewBox="0 0 14232 9579" svg:d="M14232 9579h-1044c-7 0-11 0-18 0-3-4-7-4-10-7-4-4-4-4-4-7l-28-279-28-508-29-346-53-278-31-216-53-1076-4-7-14 85c0 4 0 7-3 7-4 4-4 7-11 7-4 0-11 0-14 0-7 0-14 0-18 0-3 0-7-3-10-7-4 0-4-3-4-7l-28-166-28-300-25-585-32-173-24-314-22-11c-3 0-3 0-3-3-4 0-4-4-4-4l-28-77v-4l-28-254-53-861-25-695-21 113c0 4 0 4-3 7l-29 22c-3 0-7 3-10 3-4 4-11 4-14 4-7 0-11 0-18-4-4 0-7-3-11-7-3 0-3-4-3-4l-28-370-29-180-7-99-7 67c0 4-3 4-3 4l-53 74-25 233v3l-28 103c0 3 0 3-4 7-3 3-7 3-10 3-7 4-11 4-18 4-3 0-10 0-14 0l-7 35c-3 0-3 0-7 4 0 3-7 3-11 7-3 0-10 0-14 0-7 0-10 0-17 0-4-4-7-4-11-7-3-4-3-4-3-7l-57-586-28-208-14-4c-4-3-7-3-7-7-4 0-4-3-4-7l-56-257-14-152-36 374c0 3-3 3-3 3l-25 39-28 113-25 342-28 678-25 324c0 4-3 4-3 7-4 4-7 4-11 7-7 0-10 0-17 0s-11 0-18 0c-4-3-7-3-11-7l-28-28c0-4 0-4 0-7l-56-180-21-18h-4c0-3 0-7-4-7l-52-233-25-264-28-71c0-3 0-3 0-3l-25-215-53-1120-28-1083-4-21-10 109-29 710-52 3359-29 363-53 1249-28 300-53 963-28 208-25 99-77 409-60 498c0 3 0 3-4 7-3 3-7 3-10 3-4 4-11 4-18 4h-212l-102 3-46 11c-7 3-10 3-17 3-4 0-11-3-15-3-3 0-3 0-7-4l-10-3-35 7c-4 0-8 0-15 0-3 0-10 0-14 0-3 0-7-4-7-4l-21-10h-416-180l-53 10c-4 0-7 0-11 0-3 0-10 0-14 0-3-3-3-3-7-3l-14-7-63 3-50 11c-3 3-7 3-14 3s-10 0-14-3c-4 0-7 0-7 0l-7-4-25 22c0 3-7 3-10 7-4 0-11 0-15 0-7 0-10 0-17 0l-4-4-10-3-7 3c-4 0-11 0-14 0-4 0-4 0-4 0l-21 46c0 0 0 3-4 3-3 4-3 4-10 4-4 4-11 4-18 4-3 0-7 0-14-4-7 0-7 0-11-4-3 0-3 0-3 0l-18-21-24 117c0 0 0 3-4 3l-25 32c-3 0-3 0-3 0-4 4-7 7-11 7-7 0-10 4-14 4-7 0-14-4-18-4-3 0-7-3-10-7l-21 152c0 3 0 7-4 7-3 3-7 3-14 7-3 0-7 0-14 0h-1365c-7 0-11 0-18 0-3-4-7-4-10-7-4-4-4-4-4-7l-25-438-56-737-50-219-28-194c0-3 0-3 0-3l-53-939-21-225-17 84c0 4-4 4-4 7-4 0-7 4-14 4-4 3-7 3-14 3s-11 0-18-3c-3 0-7-4-10-4-4-3-4-3-4-7l-25-226-53-970-24-289-11-4c-3 0-7-3-10-3h-4l-25-28c0-4 0-4 0-4l-24-84-29-254-28-505-42-1136-25 64-25 134c-3 0-3 3-7 3-3 4-3 7-10 7-4 4-11 4-14 4-7 0-11 0-18-4-7 0-7-3-11-7-3 0-3-3-7-7l-24-497-4-25c-7 0-10 0-17 0-4 0-11 0-15 0-7-4-10-4-14-7-3 0-3-4-3-7l-21-152c-4 0-7 0-11 4-3 0-7 0-14 0s-11 0-18 0c-3-4-7-4-10-7-4-4-4-4-4-7l-21-156-14 4c-4 0-7 3-14 3-4 0-11-3-14-3-4 0-11-4-11-4-3-3-3-7-7-7l-21-67h-57c-3 0-3 0-3 0l-57-7c-3 0-7 0-10 0-4 0-4 0-7-3l-25-11c-3 0-3-3-7-3 0-4 0-4-3-4l-25-46c-4-3-4-3-4-3l-7-32-7 74c0 4 0 7-3 7-4 4-7 7-11 7-7 4-14 4-18 4-7 0-10 0-17-4-4 0-4 0-7-3l-25 158-28 463v3l-28 360-25 116c0 0 0 4-4 7-3 0-7 4-10 7-7 0-11 0-18 0-3 0-10 0-14 0-7-3-10-7-14-7 0-3 0-3 0-3l-56-92v-3l-11-96c-4 4-7 4-11 4-3 0-10-4-14-4-3 0-7-3-10-7-4 0-4-3-4-3l-28-110-28-70-46-35v-4c-4 0-7-4-7-7l-50-928-28-960-17-459-25 476-53 2961-25 864-28 487-49 956-29 395-49 910-25 184-53 141-81 427-24 243-29 177c0 3-3 3-3 7-4 3-7 3-11 3-7 4-10 4-17 4h-1404-184l-39 7-17 21-85 212c0 3 0 3-4 3-3 4-3 7-10 7-4 4-11 4-14 4-7 0-11 0-18-4-7 0-7-3-10-7-4 0-4 0-4-3l-21-81-25 52-28 156c0 3 0 7-4 7-3 3-7 3-10 7-7 0-11 0-18 0h-1189c-7 0-10 0-14 0-7-4-10-4-14-7 0-4-3-4-3-7l-25-575-28-367-25-222-56-293-25-226-39-582c-4 0-4 3-4 3-3 0-7 4-10 4-7 3-14 3-18 3-7 0-10 0-14-3-7 0-10-4-15-4 0-3-3-7-3-7l-32-497-78-924-21-170-28-331-25-60c0-4 0-4 0-4l-28-197-46-773-21 286-25 84-3 4c-4 4-7 4-15 7-3 0-10 0-14 0-7 0-10 0-17 0-4-3-7-3-11-7 0 0-3-4-3-7l-50-543-21-57c-3 0-7-3-14-3-4-4-7-4-11-4l-3-7-14 71c0 3 0 7-4 7-3 3-7 3-10 7-7 0-11 3-18 3s-11-3-14-3l-7 102c0 4 0 7-4 7-3 4-7 7-14 7-3 0-7 4-14 4s-11-4-18-4c-3 0-7-3-10-7-4 0-4-3-4-7l-17-120h-4c0 4-7 4-10 7-4 0-11 0-18 0-4 0-11 0-14 0-7-3-11-3-11-7-3 0-3 0-3-3l-29-46v-4l-28-144-21-293c-3 0-10 0-14-4-4 0-7 0-11-3-3-4-3-4-3-7l-53-1013-49-2290-71 2611-53 1358-25 381-31 311c0 3 0 7-4 7-3 3-7 3-10 7-4 0-11 0-18 0-4 0-11 0-14 0-7-4-11-4-11-7-3 0-7-4-7-7l-21-226-18-7c-3 0-7 0-7-3-3 0-3-4-3-4l-25-35c-3 0-3-4-3-4l-29-113v-3l-49-635-25-25c-3-3-3-3-3-7l-50-751-28-276-25-925-10-307-4 60-49 2760-81 1753-50 1016-24 170-53 631-74 335-50 399v3l-28 134-25 283c0 3-3 3-3 7l-25 28c-3 3-7 7-14 7-3 0-11 0-14 0-4 0-4 0-7 0l-14 60-28 226c0 3 0 3-4 7-4 3-7 3-11 7-7 0-10 0-17 0h-240v-32h212l24-212 25-91c0-4 3-4 3-7 4-4 8-4 15-4 3-3 10-3 14-3 7 0 10 0 14 3 3 0 3 0 7 0l25-279c0-3 0-3 0-3l28-134 49-402 74-335 53-628c0-4 0-4 0-4l25-166 53-1016 77-1753 50-2760 28-476c0-4 0-7 4-7 3-4 3-4 10-7 4 0 11 0 14 0 7 0 11 0 18 0 7 3 7 3 10 7 4 0 4 0 4 3l25 36v3l28 688 25 925 28 276 49 747 21 25c4 0 4 4 4 4l53 642 28 113 21 28 18 7 7-64 25-381 53-1358 77-2950c0 0 4-4 7-7 4 0 7-4 11-7 3 0 10 0 14 0 7 0 10 0 18 0 3 3 7 7 10 7 4 3 4 3 4 7l53 215c0 4 0 4 0 4l52 2410 50 970c3 0 7 0 14 4 3 0 7 3 11 3 3 4 3 4 3 7l25 332 7 39 7-85c0-3 3-7 7-7 0-3 7-3 11-7 3 0 10 0 17 0 4 0 11 0 14 0 4 4 7 4 11 7 3 0 3 4 3 7l11 67 7-88c0-3 0-7 4-7 3-4 7-7 10-7 7 0 11 0 18 0s10 0 14 0c7 0 10 3 14 7 0 0 4 4 4 7l14 134c3 0 3 0 7 0 3 0 10 0 14 4 7 0 7 3 10 7h4l35 31c4 0 7 0 11 0 7 0 10 0 17 0 4 4 7 4 11 7 4 4 4 4 4 4l-25 4h-7l17 14-21 7c-7 3-14 3-17 3h-4l-7-21 32-3 32-4 28 81 24 275 43-561c0-3 0-7 3-7 4-3 7-7 11-7 7 0 10 0 18 0 7 0 10 0 17 0 4 0 7 4 11 7 3 0 3 4 3 7l74 1235 25 198 28 63 25 332 25 169 78 928 21 310v-3c4-4 7-4 11-4 7-3 14-3 18-3 7 0 10 0 17 3 4 0 7 0 11 4 0 3 3 7 3 7l53 769 25 222 56 293 25 222 25 371 28 557h1129l25-141v-4l56-105c0-4 0-4 0-4 4-3 7-7 14-7 4 0 11 0 14 0 7 0 11 0 18 0 3 0 7 4 11 7l28 21c0 4 0 7 3 7l4 14 42-120c4 0 4-3 4-3l28-25c3-3 7-3 14-7l53-10c3-4 7-4 14-4h187c4 0 4 0 4 0h1375l25-162 25-240 81-430 53-142 25-180 49-910 28-395 53-956 21-487 28-864 53-2961 25-511 4-4 24-162 25-64c0-3 3-3 3-7 4 0 8-3 15-3 3-4 10-4 14-4 7 0 10 0 17 4 4 0 7 3 11 3 3 4 3 7 3 7l29 724 28 960 49 924 46 32c4 4 4 4 4 4 3 0 3 3 3 3l21 60c4-3 7-7 11-7 7 0 11 0 18 0s10 0 17 0c4 0 7 4 11 7 3 0 3 4 3 7l25 226 7 14 7-39 28-359 29-466 28-162c0-4 0-4 0-4l28-42v-4c4-3 7-3 14-7 4 0 7 0 14 0h4l21-169c0-4 0-4 3-7 4-4 8-4 11-7 7 0 11 0 18 0 3 0 7 0 14 0 3 3 7 3 10 7 4 0 4 3 4 3l28 57v3l25 117 25 42 14 7 42 4h78c7 0 10 3 17 3 4 0 7 4 11 7 0 0 3 0 3 4l14 42 8-11v-3c3 0 7-4 14-4 3 0 7 0 14 0s10 0 14 0c7 0 10 4 14 4 3 3 3 7 3 7l22 166h3c4 0 11 0 14 3l25 7 7-56c0-4 0-4 4-7 3-4 7-4 10-7 7 0 11 0 18 0s10 0 14 0c7 3 10 3 14 7 0 3 4 3 4 7l24 293 18 296v-3c0-4 3-4 3-8h4l18-14 28-144c0-4 3-4 7-7 0-4 3-4 10-4 4-3 11-3 15-3 7 0 10 0 17 3 4 0 7 0 11 4 3 3 3 7 3 7l53 1312 25 501 28 254 21 81 18 21 18 4c7 0 10 3 10 3 4 4 7 7 7 11l25 296 53 967 7 67 7-14c0 0 0-4 3-4 4-3 8-3 11-7 7 0 11 0 18 0 3 0 10 0 14 0 7 4 10 4 10 7 4 0 4 0 4 0l25 25c0 0 3 3 3 7l25 289 53 939 28 194 49 218c4 0 4 0 4 0l53 741 24 420h1306l21-162c0-4 3-4 3-7 4-4 8-4 11-7 4 0 7 0 11 0l28-4c3 0 3 0 7 0 7 0 10 0 14 4 4 0 7 0 7 0l25-124c0-3 0-3 3-7h4l28-21c4 0 7-4 11-4 7-3 10-3 17-3 4 0 7 0 14 3 4 0 7 4 11 4v4l11 7 10-18c0-4 0-4 0-7 4 0 7-4 14-4 4-3 11-3 14-3 4 0 7 0 11 3h14l14-3c4 0 7 0 14 0 4 0 11 0 14 3 4 0 4 0 4 0l10-10 4-4 25-10c3 0 3 0 7-4 3 0 7 0 14 0s10 0 18 0c3 4 3 4 3 4l14 3 32-7c3-3 7-3 14-3l81-4c7 0 14 0 18 4h3l14 7 39-7c4-4 7-4 11-4h183 438c3 0 10 0 14 4 3 0 7 0 10 3l11 7 32-10c3 0 7 0 14 0 3 0 10 0 14 0 3 3 7 3 7 3l11 7 35-10c3 0 7 0 10 0l110-4h187l53-480c3 0 3 0 3 0l78-412 28-99 25-205 56-963 25-300 53-1249 28-363 53-3359 28-710v-3l25-240c0 0 3-3 7-7 0 0 3 0 3-4l29-10c3 0 3 0 7-4 3 0 7 0 14 0s10 0 14 0c7 4 11 4 14 7 4 4 4 4 4 7l24 163v3l29 1083 52 1116 25 215 28 71c0 3 0 3 0 3l25 265 53 229 21 18c4 0 4 0 4 0 0 0 3 3 3 7l28 95 18-204 28-678 21-342v-3l32-117 25-39 56-585c0-4 0-7 4-7 3-4 7-7 10-7 7-4 11-4 18-4s11 0 14 4c7 0 11 3 11 7 3 0 3 3 3 3l29 57c0 3 3 3 3 3l28 307 53 251 14 7c4 0 7 3 11 3 0 4 3 7 3 7l29 215v4l45 476h4c4 0 7 0 14 0l11-42 28-237v-3l53-74 28-222 25-71c0-3 3-3 3-7 4 0 7 0 14-4 4 0 11-3 15-3 7 0 10 3 17 3 4 4 7 4 11 4 3 4 3 7 3 11l25 321 28 180 14 208 4-18c0-4 0-4 0-4l28-59c0-4 0-4 4-4 3-4 7-4 10-7 7 0 11 0 18 0 3 0 10 0 14 0 7 3 10 3 14 7 0 0 0 4 4 4l24 91v4l28 712 53 858 29 257 24 71 25 14 4 3c3 0 3 4 3 7l25 314 28 173 28 589 25 279 21-32c0-3 0-3 0-7 4 0 7-3 14-3 4-4 11-4 14-4 7 0 11 0 18 4 3 0 7 3 10 3 4 4 4 7 4 7l28 138 53 1079 32 212 53 279v3l28 346 28 508 28 261h1013z">
          <text:p/>
        </draw:path>
        <draw:polygon draw:style-name="gr7" draw:text-style-name="P2" draw:layer="layout" svg:width="0.06cm" svg:height="0.035cm" svg:x="16.612cm" svg:y="6.888cm" svg:viewBox="0 0 61 36" draw:points="3,7 0,7 0,36 32,36 61,29 35,0">
          <text:p/>
        </draw:polygon>
        <draw:path draw:style-name="gr7" draw:text-style-name="P2" draw:layer="layout" svg:width="0.028cm" svg:height="0.007cm" svg:x="11.437cm" svg:y="5.389cm" svg:viewBox="0 0 29 8" svg:d="M25 3c0 5 4 5 4 5v-5l-29-3z">
          <text:p/>
        </draw:path>
        <draw:polygon draw:style-name="gr7" draw:text-style-name="P2" draw:layer="layout" svg:width="0.003cm" svg:height="0cm" svg:x="6.621cm" svg:y="6.807cm" svg:viewBox="0 0 4 0" draw:points="0,0 4,0">
          <text:p/>
        </draw:polygon>
        <draw:polygon draw:style-name="gr7" draw:text-style-name="P2" draw:layer="layout" svg:width="0.003cm" svg:height="0cm" svg:x="17.077cm" svg:y="6.175cm" svg:viewBox="0 0 4 0" draw:points="0,0 4,0">
          <text:p/>
        </draw:polygon>
        <draw:path draw:style-name="gr3" draw:text-style-name="P3" draw:layer="layout" svg:width="14.231cm" svg:height="8.548cm" svg:x="4.875cm" svg:y="3.794cm" svg:viewBox="0 0 14232 8549" svg:d="M14232 8549h-960c-7 0-10 0-17 0-4-4-7-4-11-7-3-4-3-4-3-7l-413-3867-85-698-109-865-134-959-134-804-106-515-85-307-77-234-57-117-56-81-53-46-18-10h-10-11l-18 10-49 46-53 81-81 187-106 361-106 487-134 769-134 928-183 1531-138 1217-46 508-35 258-81 786-4 265v3l-53 265-81 801c0 3 0 3-3 7-4 3-7 3-11 7-7 0-10 0-17 0h-2653c-7 0-11 0-14 0-8-4-11-4-11-7-4-4-7-4-7-7l-184-1859-183-1768-282-2399-106-705-106-600-81-377-53-212-81-259-53-134-56-99-50-63-21-18-21-10h-11-10l-18 10-49 46-50 81-53 117-134 431-106 487-130 766-155 1135-593 5430c0 3-3 3-7 7 0 3-7 3-11 7-3 0-10 0-17 0h-2643c-3 0-10 0-14 0-7-4-10-4-14-7 0-4-3-4-3-7l-400-3867-155-1354-155-1168-78-505-49-299-103-515-81-307-77-234-78-163-49-63-25-18-14-10h-11-7l-46 28-49 63-78 163-56 148-78 283-130 625-127 804-156 1168-412 3887-46 533-35 264-22 269h-31-32l21-269 35-268 46-532 413-3888 155-1168 127-804 131-624 77-284h4l53-151 81-163c0-3 0-3 0-3l53-67c3-4 3-4 3-4l53-35c0 0 4 0 7-3 4 0 7 0 11 0l25-4c3 0 7 0 10 0 4 0 4 0 7 0l28 4c4 0 4 0 8 0 3 3 3 3 7 3l24 14h4l28 21v4l53 67 3 3 78 163 81 237 78 307 99 515 53 300 77 504 155 1168 157 1355 398 3852h2583l592-5415 155-1132 131-770 106-486 134-435 53-117 53-84c0-4 0-4 3-4l53-49c0-4 4-4 4-4l28-14c3 0 3 0 7-3 3 0 3 0 7 0l28-4c4 0 4 0 7 0 4 0 7 0 11 0l25 4c3 0 7 0 10 0 0 3 4 3 4 3l28 14h3l29 21v4h3l50 67h3l53 102 53 134h3l82 262c3 0 3 0 3 0l49 212 78 377 109 600 106 709 283 2396 183 1771 183 1841h2593l78-787 53-264 7-265c0-3 0-3 0-3l78-783v-4l35-258 46-508 134-1217 190-1531 131-927 134-770 106-486 105-365h4l81-187 53-84c0-4 0-4 4-4l49-49c3-4 7-4 7-4l32-14c0 0 3 0 3-3 4 0 4 0 7 0l25-4c4 0 7 0 11 0 0 0 3 0 7 0l28 4c3 0 7 0 10 0 0 3 4 3 4 3l28 14c4 0 4 0 4 4l60 49v4l56 84 57 117 81 237 81 307 109 515 134 804 134 960 110 864 84 699 410 3852h931z">
          <text:p/>
        </draw:path>
        <draw:path draw:style-name="gr4" draw:text-style-name="P4" draw:layer="layout" svg:width="14.231cm" svg:height="8.548cm" svg:x="4.875cm" svg:y="3.794cm" svg:viewBox="0 0 14232 8549" svg:d="M14232 8549h-960c-7 0-10 0-17 0-4-4-7-4-11-7-3-4-3-4-3-7l-413-3867-85-698-109-865-134-959-134-804-106-515-85-307-77-234-57-117-56-81-53-46-18-10h-10-11l-18 10-49 46-53 81-81 187-106 361-106 487-134 769-134 928-183 1531-138 1217-46 508-35 258-81 786-4 265v3l-53 265-81 801c0 3 0 3-3 7-4 3-7 3-11 7-7 0-10 0-17 0h-2653c-7 0-11 0-14 0-8-4-11-4-11-7-4-4-7-4-7-7l-184-1859-183-1768-282-2399-106-705-106-600-81-377-53-212-81-259-53-134-56-99-50-63-21-18-21-10h-11-10l-18 10-49 46-50 81-53 117-134 431-106 487-130 766-155 1135-593 5430c0 3-3 3-7 7 0 3-7 3-11 7-3 0-10 0-17 0h-2643c-3 0-10 0-14 0-7-4-10-4-14-7 0-4-3-4-3-7l-400-3867-155-1354-155-1168-78-505-49-299-103-515-81-307-77-234-78-163-49-63-25-18-14-10h-11-7l-46 28-49 63-78 163-56 148-78 283-130 625-127 804-156 1168-412 3887-46 533-35 264-22 269h-31-32l21-269 35-268 46-532 413-3888 155-1168 127-804 131-624 77-284h4l53-151 81-163c0-3 0-3 0-3l53-67c3-4 3-4 3-4l53-35c0 0 4 0 7-3 4 0 7 0 11 0l25-4c3 0 7 0 10 0 4 0 4 0 7 0l28 4c4 0 4 0 8 0 3 3 3 3 7 3l24 14h4l28 21v4l53 67 3 3 78 163 81 237 78 307 99 515 53 300 77 504 155 1168 157 1355 398 3852h2583l592-5415 155-1132 131-770 106-486 134-435 53-117 53-84c0-4 0-4 3-4l53-49c0-4 4-4 4-4l28-14c3 0 3 0 7-3 3 0 3 0 7 0l28-4c4 0 4 0 7 0 4 0 7 0 11 0l25 4c3 0 7 0 10 0 0 3 4 3 4 3l28 14h3l29 21v4h3l50 67h3l53 102 53 134h3l82 262c3 0 3 0 3 0l49 212 78 377 109 600 106 709 283 2396 183 1771 183 1841h2593l78-787 53-264 7-265c0-3 0-3 0-3l78-783v-4l35-258 46-508 134-1217 190-1531 131-927 134-770 106-486 105-365h4l81-187 53-84c0-4 0-4 4-4l49-49c3-4 7-4 7-4l32-14c0 0 3 0 3-3 4 0 4 0 7 0l25-4c4 0 7 0 11 0 0 0 3 0 7 0l28 4c3 0 7 0 10 0 0 3 4 3 4 3l28 14c4 0 4 0 4 4l60 49v4l56 84 57 117 81 237 81 307 109 515 134 804 134 960 110 864 84 699 410 3852h931z">
          <text:p/>
        </draw:path>
        <draw:path draw:style-name="gr5" draw:text-style-name="P5" draw:layer="layout" svg:width="14.164cm" svg:height="7.129cm" svg:x="4.942cm" svg:y="17.013cm" svg:viewBox="0 0 14165 7130" svg:d="M14165 1281h-18c-7 0-14-3-21-3l-14-4h-92c-3 0-3 0-7 0l-46-7h-102c-3 0-10 0-14-3h-14-18-3l-53-4-106-4c-7 0-14 0-21-3h-4l-10-4h-36c-10 0-17-3-24-3l-18-4h-35c-7 0-14 0-21-3l-18-4h-14c-11 0-18 0-25-3l-21-4-113-7c-7 0-14 0-21 0-7-3-11-3-14-7l-11-7h-28c-7 0-14 0-25-3-3 0-7-4-10-4l-11-7c-10 0-17 0-25-4-10 0-14-3-21-7l-14-14h-14c-10 0-18-3-28-3-4-4-7-4-11-7l-31-18-4-3c-4-4-4-4-7-8l-14-24h-11c-10 0-17-4-24-4-11-3-15-7-22-10-3-4-3-4-3-7l-18-50c-3 0-7 0-10 0-7-3-11-7-18-7-4-7-7-7-7-10l-18-71h-3c-11 0-18 0-25 0-7-3-14-7-18-11-3-3-7-7-7-7l-21-84h-3c-7 0-18 0-25-4-7-3-14-7-18-10-3 0-7-4-7-11l-21-121h-3c-11 0-18 0-25-3-11-4-14-4-21-11-4 0-4-7-4-11l-21-190h-7c-7 0-18 0-25-4-7 0-14-3-17-7-4-3-7-7-7-14l-25-226c-11 0-18 0-25-3-10 0-14-4-21-7-3-4-3-7-7-11v21c-4 4-4 7-7 11-7 7-11 7-21 11l-21 553c0 5-4 12-7 16-4 3-11 7-18 7-11 3-18 3-25 3h-3l-25 822c0 4-4 7-7 11-7 3-14 7-21 10-7 0-14 4-25 4l-28 1453c0 4 0 7-7 11-4 3-11 7-18 10-7 0-14 0-25 0l-28 964c0 3 0 10-7 14-3 3-10 7-17 7-7 3-18 3-25 3l-25 515c0 4-3 7-7 11-7 3-10 7-21 7-7 3-14 3-25 3l-21 374c0 4-3 7-7 11-7 3-11 7-21 11-7 0-14 3-25 3l-28 328c0 4 0 7-7 11-4 3-7 7-18 10h-3l-21 74-25 431c0 3-4 7-7 10-4 4-11 7-18 11-7 0-17 0-25 0h-3l-25 307c0 3 0 7-7 10-3 4-7 8-17 11-7 0-15 4-25 4h-4l-21 141c0 3-3 7-7 10-3 7-10 7-18 11-10 3-17 3-24 3h-7l-21 71c0 3-4 7-7 11-4 3-11 7-18 10-4 0-11 0-14 0l-11 18c0 3-3 3-3 3-4 7-11 7-18 11-11 3-18 3-28 3h-21-25l-11 11c-7 3-10 7-17 7-4 0-11 4-14 4l-15 24c0 4-3 7-3 7-7 4-11 7-21 11-7 3-14 3-25 3h-25-3l-21 117c-4 3-4 7-7 10-4 4-11 7-18 11-11 0-18 0-28 0h-4l-21 141c-3 4-3 7-7 11-7 3-11 3-21 7-7 3-14 3-25 3h-25c-10 0-17 0-24-3-7-4-14-4-18-7-3-4-7-4-7-7l-18-36h-10c-11 0-18 0-25-3-7-4-14-4-21-7 0-4-4-7-4-11l-28-81-21-201h-3c-11 0-18 0-25-4-7 0-14-3-18-7-3-3-7-7-7-14l-25-293c-10-3-14-3-21-10-3-4-3-4-7-11l-17-109c0 3-4 3-7 3-7 4-15 4-25 4h-4l-21 109c0 7 0 7-7 11-3 3-7 7-18 11-7 3-14 3-24 3l-25 240c0 3 0 7-7 11-3 3-7 7-14 7-4 3-4 3-4 3l-24 272c0 3-4 7-7 10-4 7-11 7-18 11-7 0-18 3-25 3h-49c-11 0-18-3-25-3-7-4-14-4-17-11-4-3-7-7-7-10l-25-201c-11 0-18 0-25-4-10-3-14-7-21-7-4-7-7-11-7-14l-25-900c-7-3-14-7-17-10-4-4-7-7-7-14l-25-1270c-7 0-18 0-25-4-7 0-14-3-17-7-4-7-8-7-8-14l-49-1623c-11 0-18-3-28-3-7-4-11-7-18-11-3-3-7-7-7-10l-21-861c-7-4-14-7-21-11-4-3-4-7-7-10l-21-272h-4c-11 0-18 0-28-4-7 0-11-3-18-7-3-3-3-7-7-10l-14-78h-7c-11 0-18-3-25-3-7-4-10-4-14-7l-10-4-57-3-102-4-95-4-50 4h-3-4l-99-7h-130l-127-4-173-3c-4 0-7 0-7 0l-46-4-173-3c-7 0-14-4-21-4l-14-3h-88c-4 0-4 0-7 0l-46-4-95-3c-4 0-4 0-4 0l-49-4c-4 0-4 0-4 0l-46-7h-42c-11 0-18 0-25 0l-10-3h-43c-3 0-10 0-14 0l-42-7h-39c-11 0-18 0-25-4l-14-4h-14c-7 0-17 0-25-3-3 0-3 0-3 0l-11-4-109-3c-7 0-14 0-21-4-4 0-4 0-7 0l-11-7h-28c-11 0-18 0-25 0-7-3-10-3-14-7l-10-7h-25c-11 0-18 0-25 0-7-3-14-7-21-10l-7-7h-21c-11 0-18 0-25-4-7-3-14-7-21-7 0-4 0-4 0-7l-14-14h-11c-10 0-17 0-24-4-11 0-15-3-22-10-3 0-3-4-3-4l-18-39c0 0-3 0-7 0-7-3-14-7-17-10-4-4-8-7-8-7l-17-60h-7c-11 0-18-4-25-4-7-3-14-7-18-10l-24-22c-4-3-4-7-7-10l-18-138h-3c-8 0-15 0-25-3-7-4-14-7-18-11-3-3-7-7-7-10l-21-195c-11 0-18 0-25-4-7 0-14-3-17-7-4-4-7-7-7-14l-22-131h-3c-11 0-18 0-25-3-10 0-14-4-21-7-4-4-4-7-7-11l-14-63-11 127c0 3 0 7-3 10-7 7-11 7-18 11l-28 357c-4 4-4 7-7 11-7 3-11 7-21 7-7 3-14 3-25 3h-4l-21 134-21 1016c-3 4-3 7-7 11-7 4-14 7-21 11-7 3-14 3-25 3l-25 1185c0 4-3 7-7 11-3 7-10 7-17 11l-25 561c0 3 0 10-7 10-3 7-11 7-18 11-7 3-17 3-24 3h-4l-42 289-25 512c0 7 0 11-7 14-3 4-7 7-18 7 0 4 0 4 0 4l-24 455c0 3 0 7-4 10-7 4-10 7-21 11-7 3-14 3-25 3l-21 343c0 3-3 7-7 10-7 4-10 7-21 11-7 3-14 3-21 3l-21 321c0 4-4 7-7 11-4 4-11 7-18 11-7 3-18 3-25 3h-3l-25 229c0 4 0 7-3 11-8 4-11 7-22 11-7 3-14 3-24 3l-22 141c0 4-3 7-7 11-3 3-10 7-17 7 0 0-4 3-7 3l-18 71c-3 0-3 3-7 7-7 4-11 7-18 11-10 0-17 3-24 3h-32-4l-21 21c-3 0-10 4-17 7-7 0-11 4-14 4l-15 14-3 3c-4 4-11 8-18 11-7 0-14 0-24 0h-11l-14 35c-4 0-4 4-7 7-4 0-11 4-18 7-7 4-14 4-25 4h-7l-21 67c0 0-3 4-7 7-3 4-10 7-17 7-8 4-18 7-25 7h-7l-21 102c0 4 0 8-4 11-7 4-14 7-21 7-7 4-14 7-25 7h-24c-11 0-18-3-25-7-7 0-7 0-11-3l-10-4h-29c-10 0-17 0-24-3-7-4-14-4-18-11h-3l-25-32c-4 0-4-3-4-7l-24-208h-4c-7 0-14 0-25-4-7-3-14-7-17-10-4-4-7-7-7-11l-25-268c-7 0-14-3-21-3-11-4-14-7-21-11-4-3-4-7-7-10l-21-124h-29l-21 124c0 3 0 7-7 10-3 4-7 7-18 7 0 0-3 0-3 4l-25 292c0 4 0 8-3 11-7 4-11 7-21 11-8 0-15 3-25 3l-25 187c0 7 0 11-7 14-3 4-7 7-18 7-7 4-14 4-24 4h-46c-11 0-18 0-25-4-10 0-14-3-21-7-4-3-7-7-7-14l-21-377c-11 0-18-4-25-4-10-3-14-7-21-10-4-4-7-7-7-11l-25-956c-7-4-10-4-14-7-7-4-7-11-7-14l-28-1284c-7 0-14 0-21 0-7-4-14-7-18-11-7-3-7-7-7-10l-25-1069c-7 0-14 0-21-4-7-3-14-7-18-7-3-7-7-11-7-14l-24-801c-11 0-18 0-25-3-11-4-14-4-18-11-3 0-7-4-7-7l-24-159-25-409c-11 0-18-4-25-7-7 0-14-4-21-7 0-4-3-7-3-11l-22-81h-3c-11 0-18 0-25-3l-14-4h-14c-4 0-4 0-7 0l-124-7-356-4c-3 0-3 0-3 0h-50l-240-3h-3l-46-7h-236c-8 0-11 0-18-4h-14l-170-7h-3l-124-7h-74c-7-3-10-3-17-3l-14-4-99-3c-4 0-7 0-11 0l-17-4h-39c-11 0-18 0-25-3l-14-4h-14c-11 0-18 0-25-3l-14-4h-35c-11 0-18 0-25-3-7-4-10-4-14-8l-7-3h-4c-3 0-3 0-3 0l-50-4c-7 0-14 0-21 0-7-3-14-7-17-10v-4l-11-7h-21c-7 0-14-3-25-3-7-4-14-7-17-11l-4-3-14-22h-14c-7 0-14-3-25-3-7-4-14-7-17-11-4 0-4-3-4-3l-14-28c-7 0-11 0-14-4-7 0-14-3-18-7-3-4-7-7-7-11l-14-38h-11c-7 0-14 0-24-4-7-3-14-3-18-7-3-4-7-7-7-11l-18-49h-7c-7 0-14 0-24-3-7 0-15-4-18-8-4-3-7-7-7-10l-21-166h-4c-7 0-14 0-21-3-11 0-14-4-21-8-4-3-7-7-7-10l-18-206c-10 0-17 0-25-3-10 0-14-4-17-7-7-4-7-7-7-11l-21-120h-4c-10 0-18 0-25-3-7-4-14-7-17-11-4 0-4-3-7-7l-25-49c0-4 0-4 0-4l-25-226c-7 0-17 0-24-3-4 0-4-4-7-4l-22 304c0 3 0 10-3 10-7 7-14 7-21 11l-25 491c0 4 0 7-7 11-4 3-11 7-18 10-7 0-17 4-24 4h-4l-21 391-28 960c0 4 0 7-4 14-7 0-10 4-17 7l-25 1108c0 3-4 7-7 10-4 4-11 8-18 11-10 0-17 4-28 4l-25 596c0 3 0 7-7 10-3 4-10 7-17 11-8 0-18 0-25 0l-18 349c0 4-3 7-7 14-7 4-10 7-21 7 0 0-7 0-7 4l-43 190-25 388c0 4-4 11-7 11-7 7-11 7-18 11l-24 465c0 4-4 7-8 11-3 3-10 7-17 10-7 0-18 4-25 4l-21 307c0 7-4 10-7 14-4 4-11 7-18 7-7 4-17 4-24 4l-25 162c0 3-4 7-7 10-7 4-11 8-18 11-7 0-17 4-25 4h-3l-42 232c0 4-4 7-7 7-4 4-11 8-18 11-7 4-18 4-25 4h-7l-17 42c-4 3-4 3-4 7-7 3-14 7-21 7-7 4-11 4-18 4l-7 7v3c-3 4-10 7-17 7-11 4-18 4-25 4h-32l-21 63c0 4-4 7-7 11-4 3-11 7-18 7-7 3-14 3-24 3h-4l-21 127c0 4-4 4-7 11-4 0-11 3-18 7s-14 4-25 4h-3l-21 158c0 4-4 7-7 7-4 7-11 7-18 11-7 3-14 3-25 3h-3l-18 78c0 0-3 4-7 7-3 4-10 7-18 11-7 3-17 3-24 3h-50c-10 0-17 0-24-3-7-4-14-7-18-11-3-3-7-7-7-10l-25-180h-3c-7-4-11-7-18-11-3-3-3-7-3-11l-25-373c-11 0-18 0-25-4-10-4-14-4-17-7-7-4-7-11-7-14l-25-371c-11 0-18 0-25-3-7-4-14-4-21-7 0-4-4-7-4-11l-10-56-14 109c0 4-4 7-7 14-4 4-11 7-18 7-11 4-18 4-28 4l-18 275c0 4-3 7-7 11-7 3-10 7-21 7 0 3-4 3-7 3l-14 43c-4 3-4 7-7 7-4 7-11 7-18 10-7 0-18 4-25 4h-49c-11 0-18-4-25-4-10-3-14-3-17-10-7-4-7-7-7-11l-25-296c-7 0-14-4-21-4-11-3-14-7-21-10-4-4-4-8-4-11l-28-183v-4l-21-1210c-11 0-18 0-25-4-7-3-14-7-18-10-3-4-7-7-7-11l-24-1252c-7 0-18 0-25-4-7 0-14-3-18-7-3-3-7-7-7-14l-21-811c-11 0-18-4-25-4-7-3-14-7-17-10-4-4-7-7-7-11l-21-681c-8 0-15 0-22 0-7-3-14-7-17-10-4-4-7-7-7-11l-29-596c-7-4-10-7-17-11-4-3-4-7-4-10l-21-311c-10 0-18-3-28-7-7 0-11-3-18-7-3-3-3-7-3-10l-21-89h-8c-3 0-7 0-10 0l-46-3-141-4 3-49 145 3c4 0 7 0 11 0l46 4h42c10 0 18 4 28 4 7 3 14 7 18 10 3 4 3 7 7 11l17 84h4c11 0 18 4 28 4 7 3 11 7 18 10 3 4 7 8 7 11l21 314c7 4 11 7 18 11 3 3 7 7 7 10l24 593c11 3 18 3 25 3 7 4 11 7 18 11 3 4 3 7 3 11l21 677c11 0 18 3 25 3 7 4 14 7 18 11 3 4 7 7 7 14l21 812c11 0 18 3 25 3 7 4 14 7 21 11 3 3 3 7 3 10l25 1253c11 0 18 0 25 3 7 0 14 4 21 7 3 4 3 7 3 14l25 1235 21 162c11 0 18 0 25 4 7 3 14 3 18 7 3 3 7 7 7 14l17 240c4 0 4-4 4-4h3l22-275c0-7 3-10 7-14 3-3 10-7 17-7 7-4 14-4 25-4l21-151c0-7 4-11 7-14l25-22c3-3 10-3 18-7 10-3 17-3 24-3h53c7 0 18 0 25 3 7 4 14 4 17 11 4 0 8 4 8 7l21 120h3c11 0 18 0 25 4 11 3 14 3 21 10 4 4 7 7 7 11l18 370h3c11 0 18 0 25 4 11 3 14 3 21 10 4 4 7 7 7 11l18 374c3 0 3 0 3 0 7 3 15 7 18 10 4 4 7 7 7 11l11 88c3 0 7-3 10-3 11-4 18-4 25-4h3l22-159c0-3 3-7 7-7 3-7 10-7 17-10 7-4 18-4 25-4h4l21-127c0-3 3-7 7-10 3-4 10-4 17-7 7-4 18-4 25-4h7l18-56c3-4 3-8 7-11 7-4 10-4 18-7l24-7c7-4 14-4 25-4h21l7-7c7-3 11-7 18-10 3 0 7 0 7 0l21-46 4-4c7-7 10-7 21-10 7-4 14-4 24-4l43-233c0-3 3-7 7-10 3-4 7-7 17-7 7-4 15-4 25-4l25-162c0-4 3-7 7-11 3-7 10-7 17-10 11 0 18-4 25-4l21-310c0-4 0-7 7-11 4-3 11-7 18-7 7-3 14-3 25-3l24-463c0-7 0-7 4-10 7-4 11-7 21-11l25-370v-4l42-211c4-4 4-7 7-11 7-3 11-3 21-7h4l21-353c0-3 4-7 7-10 4-4 11-7 18-7 8-4 15-4 25-4l25-600c0-3 0-7 7-10 4-4 11-7 18-11 7 0 14 0 25 0l24-1104c0-7 4-7 7-14 4-4 11-4 18-7l25-939 24-419c0-4 4-7 7-11 4-3 11-7 18-11 7-3 18-3 28-3l25-484c0-4 0-11 7-11 4-7 11-7 18-11l24-345c0-7 4-11 7-14 4-4 11-4 18-7 11-4 18-4 25-4h53c10 0 17 0 24 4 7 3 14 3 18 7 3 3 3 3 7 7l14 28h11c7 0 14 0 24 0 7 3 11 7 18 11 4 3 7 7 7 10l25 247 14 32h14c7 0 14 0 21 3 11 0 14 4 21 7 4 4 4 7 7 11l18 120h4c7 0 14 0 24 3 7 4 11 4 18 11 3 0 7 7 7 11l18 202c10 0 17 3 24 3 11 4 14 7 18 11 7 3 7 7 7 10l25 163c10 0 17 3 24 3 7 4 14 7 18 11 4 0 7 3 7 7l18 49h10c11 0 18 0 25 4 11 0 14 3 21 7 0 3 4 7 4 10l14 43c3 0 7 0 7 0 10 3 14 7 21 10 0 0 4 4 4 7l14 22h10c11 0 18 3 25 3 11 4 14 7 21 11 0 3 4 3 4 3l14 21h14c7 0 17 4 25 7 7 0 14 4 17 7 0 0 4 0 4 4l10 11h18 21c11 0 18 0 25 3 7 0 10 4 14 7l-11 4h18l18 7-39 17v-24l-25 10 39-14 7 4h28c7 0 14 0 21 3l14 4h15c7 0 14 0 21 3l17 4h39c4 0 11 0 14 0l18 3 102 4c4 0 11 0 18 3l14 4h63 4l123 7 173 3c7 0 11 4 18 4l14 4 229 3c4 0 4 0 7 0l46 4 237 3c3 0 3 0 3 0h50l356 4 127 7h28c7 0 14 0 21 3l18 4h35c7 0 14 0 25 3 7 0 14 4 18 7 3 4 3 7 7 11l21 81h3c11 0 18 4 25 4 7 3 14 7 21 10 4 4 4 7 7 11l25 434 18 134h3c7 0 14 0 25 3 7 4 14 7 17 11 4 3 7 7 7 10l25 801c11 0 18 0 25 4 7 3 14 3 17 10 4 4 8 7 8 11l21 1065c7 0 14 4 24 7 7 0 15 4 18 7 4 4 7 7 7 11l25 1288c7 3 10 3 17 10 4 4 4 7 7 11l25 952c7 0 14 0 25 4 7 0 10 3 14 7 7 3 7 7 7 14l14 173c4-4 7-4 11-7 7 0 17-4 28-4l21-289c0-7 4-7 7-11 4-3 11-7 18-10 3 0 3 0 7 0l18-110c0-3 3-7 7-10l3-4 25-14c3-3 7-7 14-7 7-3 18-3 25-3 3 0 3 0 3 0l99 3c7 0 14 0 21 4 11 0 14 3 21 7 4 3 4 7 4 10l24 120c11 0 18 4 25 7 11 0 14 4 18 7 7 4 7 7 7 11l25 272h3c7 0 14 0 25 3 7 0 14 4 17 7 4 4 7 7 7 11l25 229 11 11h14c0 0 3 0 7 0l18-92c0-7 3-7 7-11 3-3 10-7 17-10 11 0 18-4 25-4h7l21-63c4-4 4-7 7-11 7-3 11-7 18-7 10-3 17-3 28-3h11l14-32c0-4 3-4 7-7 3-4 10-7 17-7 8-4 18-4 25-4h14l14-17 4-4c3-3 10-7 18-7 7-4 10-4 17-4l11-10c3-4 7-4 14-7l25-11c3 0 3 0 7 0 7-3 17-7 24-7h4l21-67c0-3 0-7 7-7 4-7 7-7 18-10h3l18-145c0-4 3-7 7-11 3-3 11-7 18-7 10-3 17-3 28-3l21-230c0-7 3-10 7-14 7-3 11-7 18-7 10-3 17-3 24-3h4l21-325c0-3 4-7 7-10 7-4 11-7 18-11 7 0 14 0 21 0l25-342c3-4 3-11 7-14 7-4 10-4 17-7 11-4 18-4 25-4l25-455c0-4 0-7 3-11 7-3 11-7 21-10l22-494 49-314c0-4 3-7 7-7 4-4 11-7 18-11 7-3 17-3 24-3l25-558c0-3 4-7 7-14 4-3 11-3 14-7l25-1189c0-7 3-10 7-14 7-3 14-7 21-7 7-3 14-3 25-3l21-992c0-3 0-3 0-3l28-155c0-4 4-7 7-11 4-7 11-7 18-11 7 0 14-3 25-3h3l25-350c3-4 3-11 7-14 7-4 10-4 21-7l21-272c0-4 0-7 7-11 4-3 7-7 18-7 7-3 14-3 25-3h49c11 0 18 0 28 3 7 0 11 4 14 7 4 4 7 7 7 11l46 201h7c11 0 18 0 25 4 7 3 14 7 18 10 3 0 7 7 7 11l21 130c10 0 17 0 25 4 10 3 14 3 17 10 7 4 7 7 7 11l25 195c10 0 18 0 25 0 10 3 14 7 17 11 4 3 7 7 7 10l25 155 4 7h17c7 0 18 0 25 4 7 0 14 3 17 7 4 3 8 7 8 7l17 64c4 0 7 0 7 0 11 3 14 7 18 10 3 0 7 4 7 7l14 35h7c11 0 21 0 28 4 7 0 14 3 18 7 0 4 0 4 3 7l11 14h14c11 0 18 0 25 4 10 3 14 3 21 10l7 7h21c7 0 18 0 25 0 3 4 7 4 11 7l10 4h25c7 0 17 3 25 3 3 0 3 4 3 4l14 4 106 3c11 0 18 0 25 4h3l11 3h7c10 0 17 0 25 4l14 3h35c7 0 11 0 14 0l42 7h50c7 0 14 0 21 4l11 3h35c3 0 7 0 10 0l50 4 46 3 95 4c3 0 7 0 7 0l42 3h96c7 0 14 0 21 4l17 3 166 4c4 0 7 0 7 0l46 3 173 4h123c4 0 4 0 4 0l127 7h99 49 4l102 4 102 3h57 17c7 0 18 4 25 4 4 3 7 3 11 7l10 7h28c11 0 18 0 25 3 11 0 14 4 21 7 0 4 4 7 4 11l17 78h11c7 0 18 0 25 3 7 0 14 4 17 7 4 7 7 11 7 14l25 272c7 3 14 7 21 10 4 4 4 8 4 11l21 857h3c11 0 18 4 25 7 7 0 14 4 18 7 7 4 7 7 7 11l49 1626c11 0 18 0 25 4 7 3 14 7 21 10 4 4 7 7 7 11l21 1274h4c7 3 14 7 17 10 4 4 8 7 8 11l24 899c11 0 18 0 25 4 7 0 14 3 18 10h3l4-60c0-3 3-7 7-10 3-4 10-7 17-11h4l21-243c0-4 4-7 7-11 4-3 11-7 18-7 7-3 17-3 28-3l18-110c3-7 3-10 7-10 7-4 10-7 21-11 7-3 14-3 24-3h25l11-7c3-4 7-4 14-8 7-3 18-3 25-3h49c11 0 21 0 28 3 7 4 14 8 18 11 3 0 7 7 7 11l21 123h4c7 0 14 4 17 7 7 4 7 7 7 14l25 290c11 0 18 3 28 3 7 4 11 4 18 11 3 3 7 7 7 10l21 219 21 60h7c7 0 11 0 14 0l14-85c4-3 4-7 8-10 3-4 10-7 17-7 7-4 18-4 25-4h7l21-102c0-4 4-7 7-11l4-3 28-18c3 0 7-3 14-7 7 0 14 0 25 0h14l14-28c0-4 0-4 3-4 4-7 11-7 18-10 7-4 14-4 25-4l7-7c3-3 10-7 17-7 8-3 11-3 18-3l50-4 10-18c4 0 4-3 7-3 4-4 7-7 18-11h3l21-74c0-3 4-7 8-10 3-4 10-4 17-7 7-4 14-4 25-4h3l25-145c0-3 0-7 7-10 4-4 7-7 18-7 7-4 14-4 24-4l25-307c0-3 4-7 7-10 4-4 11-7 18-11 7 0 18 0 25 0h3l25-409c0-4 0-4 0-4l28-91c0-4 0-7 7-11 4-3 7-7 14-11l28-331c0-4 4-7 7-11 4-3 11-7 18-10 7 0 18 0 25 0l24-374c0-4 4-7 8-11 7-3 10-7 21-10 7 0 14-4 21-4l25-511c0-4 3-8 7-11 3-4 10-7 17-11 11 0 18-3 25-3h3l25-960c0-7 4-10 7-14 7-3 11-7 21-7 7-3 15-7 25-7l25-1450c0-7 0-10 7-14 3-4 10-7 17-7 11-4 18-4 25-4h4l24-823c0-3 4-7 7-14 4-3 11-3 18-7 11-3 18-3 25-3h3l25-551c0-3 0-7 7-14 4-3 11-7 18-7h3l25-187c0-3 0-7 7-10 4-4 11-7 18-11 7-3 17-3 24-3 11 0 18 0 25 3 7 4 14 7 18 11h3l11 10c7 0 14 0 21 0 7 4 14 7 18 11 3 3 7 7 7 10l21 138h3c11 0 18 0 25 4 7 3 14 3 21 10 4 0 4 7 4 11l24 226h4c11 0 18 0 25 3 10 0 14 4 21 7 3 7 3 11 7 14l17 191h4c11 0 18 0 25 3 7 0 14 4 21 7 0 7 3 7 3 11l22 123h3c7 0 18 0 25 4 7 3 14 3 17 7 4 3 7 8 7 12l22 84h3c7 0 18 0 25 4 7 0 14 3 18 7 3 3 7 7 7 10l17 67c4 0 4 0 7 4 7 0 11 3 18 7 3 3 3 7 7 7l18 49h7c10 0 17 0 24 0 7 4 14 7 18 11 4 0 7 4 7 7l21 39 11 7h21c7 0 18 0 25 0 7 3 14 7 17 10h4l14 15c3 0 11 3 14 3 7 0 11 4 14 7l11 4h28c7 0 18 3 25 3 7 4 10 4 14 7l10 7 106 4c7 0 14 0 21 3l18 4h11c7 0 10 0 17 0l21 3h39c11 0 18 4 25 4l18 7h38c11 0 18 0 25 4h4l10 3 92 4c3 0 3 0 3 0l50 3h24c8 0 11 0 18 0l14 4 95 3c4 0 4 0 8 0l42 4h102c7 0 11 0 18 0l17 3h4z">
          <text:p/>
        </draw:path>
        <draw:polygon draw:style-name="gr6" draw:text-style-name="P5" draw:layer="layout" svg:width="0.04cm" svg:height="0.024cm" svg:x="8.226cm" svg:y="14.861cm" svg:viewBox="0 0 41 25" draw:points="37,25 41,25 41,0 0,18 15,25">
          <text:p/>
        </draw:polygon>
        <draw:polygon draw:style-name="gr6" draw:text-style-name="P5" draw:layer="layout" svg:width="0.067cm" svg:height="0.031cm" svg:x="16.4cm" svg:y="19.994cm" svg:viewBox="0 0 68 32" draw:points="46,25 68,32 65,32 46,25 46,0 18,0 0,10">
          <text:p/>
        </draw:polygon>
        <draw:line draw:style-name="gr8" draw:text-style-name="P4" draw:layer="layout" svg:x1="19.102cm" svg:y1="12.783cm" svg:x2="19.102cm" svg:y2="12.934cm">
          <text:p/>
        </draw:line>
        <draw:line draw:style-name="gr8" draw:text-style-name="P4" draw:layer="layout" svg:x1="4.822cm" svg:y1="12.289cm" svg:x2="4.695cm" svg:y2="12.289cm">
          <text:p/>
        </draw:line>
        <draw:line draw:style-name="gr8" draw:text-style-name="P4" draw:layer="layout" svg:x1="4.822cm" svg:y1="11.061cm" svg:x2="4.695cm" svg:y2="11.061cm">
          <text:p/>
        </draw:line>
        <draw:frame draw:style-name="gr9" draw:text-style-name="P7" draw:layer="layout" svg:width="1.41cm" svg:height="1.644cm" svg:x="4.47cm" svg:y="12.821cm">
          <draw:text-box>
            <text:p text:style-name="P6"><text:span text:style-name="T1">0</text:span></text:p>
          </draw:text-box>
        </draw:frame>
        <draw:line draw:style-name="gr8" draw:text-style-name="P4" draw:layer="layout" svg:x1="4.822cm" svg:y1="9.83cm" svg:x2="4.695cm" svg:y2="9.83cm">
          <text:p/>
        </draw:line>
        <draw:line draw:style-name="gr8" draw:text-style-name="P4" draw:layer="layout" svg:x1="4.822cm" svg:y1="8.602cm" svg:x2="4.695cm" svg:y2="8.602cm">
          <text:p/>
        </draw:line>
        <draw:frame draw:style-name="gr9" draw:text-style-name="P7" draw:layer="layout" svg:width="1.41cm" svg:height="1.644cm" svg:x="3.725cm" svg:y="11.396cm">
          <draw:text-box>
            <text:p text:style-name="P6"><text:span text:style-name="T1">0</text:span></text:p>
          </draw:text-box>
        </draw:frame>
        <draw:line draw:style-name="gr8" draw:text-style-name="P4" draw:layer="layout" svg:x1="4.822cm" svg:y1="7.371cm" svg:x2="4.695cm" svg:y2="7.371cm">
          <text:p/>
        </draw:line>
        <draw:line draw:style-name="gr8" draw:text-style-name="P4" draw:layer="layout" svg:x1="4.822cm" svg:y1="6.14cm" svg:x2="4.695cm" svg:y2="6.14cm">
          <text:p/>
        </draw:line>
        <draw:frame draw:style-name="gr9" draw:text-style-name="P7" draw:layer="layout" svg:width="1.41cm" svg:height="1.644cm" svg:x="3.725cm" svg:y="8.937cm">
          <draw:text-box>
            <text:p text:style-name="P6"><text:span text:style-name="T1">2</text:span></text:p>
          </draw:text-box>
        </draw:frame>
        <draw:line draw:style-name="gr8" draw:text-style-name="P4" draw:layer="layout" svg:x1="4.822cm" svg:y1="4.912cm" svg:x2="4.695cm" svg:y2="4.912cm">
          <text:p/>
        </draw:line>
        <draw:line draw:style-name="gr8" draw:text-style-name="P4" draw:layer="layout" svg:x1="4.79cm" svg:y1="2.693cm" svg:x2="4.663cm" svg:y2="2.693cm">
          <text:p/>
        </draw:line>
        <draw:frame draw:style-name="gr9" draw:text-style-name="P7" draw:layer="layout" svg:width="1.41cm" svg:height="1.644cm" svg:x="3.627cm" svg:y="6.669cm">
          <draw:text-box>
            <text:p text:style-name="P6"><text:span text:style-name="T1">4</text:span></text:p>
          </draw:text-box>
        </draw:frame>
        <draw:frame draw:style-name="gr9" draw:text-style-name="P7" draw:layer="layout" svg:width="1.41cm" svg:height="1.644cm" svg:x="3.725cm" svg:y="4.115cm">
          <draw:text-box>
            <text:p text:style-name="P6"><text:span text:style-name="T1">6</text:span></text:p>
          </draw:text-box>
        </draw:frame>
        <draw:line draw:style-name="gr10" draw:text-style-name="P4" draw:layer="layout" svg:x1="4.827cm" svg:y1="12.784cm" svg:x2="4.79cm" svg:y2="0.972cm">
          <text:p/>
        </draw:line>
        <draw:polygon draw:style-name="gr11" draw:text-style-name="P8" draw:layer="layout" svg:width="0.318cm" svg:height="0.84cm" svg:x="4.631cm" svg:y="0.153cm" svg:viewBox="0 0 319 841" draw:points="319,841 0,841 156,0">
          <text:p/>
        </draw:polygon>
        <draw:line draw:style-name="gr10" draw:text-style-name="P4" draw:layer="layout" svg:x1="4.836cm" svg:y1="12.787cm" svg:x2="40.715cm" svg:y2="12.783cm">
          <text:p/>
        </draw:line>
        <draw:polygon draw:style-name="gr11" draw:text-style-name="P8" draw:layer="layout" svg:width="0.837cm" svg:height="0.314cm" svg:x="40.692cm" svg:y="12.624cm" svg:viewBox="0 0 838 315" draw:points="0,315 0,0 838,160">
          <text:p/>
        </draw:polygon>
        <draw:frame draw:style-name="gr9" draw:text-style-name="P7" draw:layer="layout" svg:width="1.41cm" svg:height="1.644cm" svg:x="3.725cm" svg:y="1.942cm">
          <draw:text-box>
            <text:p text:style-name="P6"><text:span text:style-name="T1">8</text:span></text:p>
          </draw:text-box>
        </draw:frame>
        <draw:line draw:style-name="gr8" draw:text-style-name="P4" draw:layer="layout" svg:x1="4.861cm" svg:y1="25.765cm" svg:x2="4.861cm" svg:y2="25.92cm">
          <text:p/>
        </draw:line>
        <draw:frame draw:style-name="gr9" draw:text-style-name="P7" draw:layer="layout" svg:width="6.504cm" svg:height="1.644cm" draw:transform="rotate (1.5707963267949) translate (0.793cm 9.679cm)">
          <draw:text-box>
            <text:p text:style-name="P6"><text:span text:style-name="T1">Force (N)</text:span></text:p>
          </draw:text-box>
        </draw:frame>
        <draw:line draw:style-name="gr8" draw:text-style-name="P4" draw:layer="layout" svg:x1="4.794cm" svg:y1="24.022cm" svg:x2="4.691cm" svg:y2="24.022cm">
          <text:p/>
        </draw:line>
        <draw:line draw:style-name="gr8" draw:text-style-name="P4" draw:layer="layout" svg:x1="4.794cm" svg:y1="22.477cm" svg:x2="4.691cm" svg:y2="22.477cm">
          <text:p/>
        </draw:line>
        <draw:frame draw:style-name="gr9" draw:text-style-name="P7" draw:layer="layout" svg:width="1.41cm" svg:height="1.644cm" svg:x="4.434cm" svg:y="25.807cm">
          <draw:text-box>
            <text:p text:style-name="P6"><text:span text:style-name="T1">0</text:span></text:p>
          </draw:text-box>
        </draw:frame>
        <draw:line draw:style-name="gr8" draw:text-style-name="P4" draw:layer="layout" svg:x1="4.794cm" svg:y1="20.932cm" svg:x2="4.691cm" svg:y2="20.932cm">
          <text:p/>
        </draw:line>
        <draw:frame draw:style-name="gr9" draw:text-style-name="P7" draw:layer="layout" svg:width="1.41cm" svg:height="1.644cm" svg:x="3.27cm" svg:y="23.419cm">
          <draw:text-box>
            <text:p text:style-name="P6"><text:span text:style-name="T1">-8</text:span></text:p>
          </draw:text-box>
        </draw:frame>
        <draw:line draw:style-name="gr8" draw:text-style-name="P4" draw:layer="layout" svg:x1="4.794cm" svg:y1="19.387cm" svg:x2="4.691cm" svg:y2="19.387cm">
          <text:p/>
        </draw:line>
        <draw:frame draw:style-name="gr9" draw:text-style-name="P7" draw:layer="layout" svg:width="1.41cm" svg:height="1.644cm" svg:x="3.27cm" svg:y="21.817cm">
          <draw:text-box>
            <text:p text:style-name="P6"><text:span text:style-name="T1">-6</text:span></text:p>
          </draw:text-box>
        </draw:frame>
        <draw:line draw:style-name="gr8" draw:text-style-name="P4" draw:layer="layout" svg:x1="4.794cm" svg:y1="17.845cm" svg:x2="4.691cm" svg:y2="17.845cm">
          <text:p/>
        </draw:line>
        <draw:frame draw:style-name="gr9" draw:text-style-name="P7" draw:layer="layout" svg:width="1.41cm" svg:height="1.644cm" svg:x="3.27cm" svg:y="20.311cm">
          <draw:text-box>
            <text:p text:style-name="P6"><text:span text:style-name="T1">-4</text:span></text:p>
          </draw:text-box>
        </draw:frame>
        <draw:line draw:style-name="gr8" draw:text-style-name="P4" draw:layer="layout" svg:x1="4.794cm" svg:y1="16.3cm" svg:x2="4.691cm" svg:y2="16.3cm">
          <text:p/>
        </draw:line>
        <draw:frame draw:style-name="gr9" draw:text-style-name="P7" draw:layer="layout" svg:width="1.41cm" svg:height="1.644cm" svg:x="3.27cm" svg:y="18.61cm">
          <draw:text-box>
            <text:p text:style-name="P6"><text:span text:style-name="T1">-2</text:span></text:p>
          </draw:text-box>
        </draw:frame>
        <draw:frame draw:style-name="gr9" draw:text-style-name="P7" draw:layer="layout" svg:width="1.41cm" svg:height="1.644cm" svg:x="3.739cm" svg:y="17.009cm">
          <draw:text-box>
            <text:p text:style-name="P6"><text:span text:style-name="T1">0</text:span></text:p>
          </draw:text-box>
        </draw:frame>
        <draw:line draw:style-name="gr12" draw:text-style-name="P4" draw:layer="layout" svg:x1="4.885cm" svg:y1="17.902cm" svg:x2="5.08cm" svg:y2="17.902cm">
          <text:p/>
        </draw:line>
        <draw:line draw:style-name="gr12" draw:text-style-name="P4" draw:layer="layout" svg:x1="5.164cm" svg:y1="17.902cm" svg:x2="5.358cm" svg:y2="17.902cm">
          <text:p/>
        </draw:line>
        <draw:line draw:style-name="gr12" draw:text-style-name="P4" draw:layer="layout" svg:x1="5.443cm" svg:y1="17.902cm" svg:x2="5.637cm" svg:y2="17.902cm">
          <text:p/>
        </draw:line>
        <draw:line draw:style-name="gr12" draw:text-style-name="P4" draw:layer="layout" svg:x1="5.722cm" svg:y1="17.902cm" svg:x2="5.916cm" svg:y2="17.902cm">
          <text:p/>
        </draw:line>
        <draw:line draw:style-name="gr12" draw:text-style-name="P4" draw:layer="layout" svg:x1="6cm" svg:y1="17.902cm" svg:x2="6.194cm" svg:y2="17.902cm">
          <text:p/>
        </draw:line>
        <draw:line draw:style-name="gr12" draw:text-style-name="P4" draw:layer="layout" svg:x1="6.279cm" svg:y1="17.902cm" svg:x2="6.473cm" svg:y2="17.902cm">
          <text:p/>
        </draw:line>
        <draw:line draw:style-name="gr12" draw:text-style-name="P4" draw:layer="layout" svg:x1="6.558cm" svg:y1="17.902cm" svg:x2="6.755cm" svg:y2="17.902cm">
          <text:p/>
        </draw:line>
        <draw:line draw:style-name="gr12" draw:text-style-name="P4" draw:layer="layout" svg:x1="6.836cm" svg:y1="17.902cm" svg:x2="7.034cm" svg:y2="17.902cm">
          <text:p/>
        </draw:line>
        <draw:line draw:style-name="gr12" draw:text-style-name="P4" draw:layer="layout" svg:x1="7.115cm" svg:y1="17.902cm" svg:x2="7.313cm" svg:y2="17.902cm">
          <text:p/>
        </draw:line>
        <draw:line draw:style-name="gr12" draw:text-style-name="P4" draw:layer="layout" svg:x1="7.397cm" svg:y1="17.902cm" svg:x2="7.591cm" svg:y2="17.902cm">
          <text:p/>
        </draw:line>
        <draw:line draw:style-name="gr12" draw:text-style-name="P4" draw:layer="layout" svg:x1="7.676cm" svg:y1="17.902cm" svg:x2="7.87cm" svg:y2="17.902cm">
          <text:p/>
        </draw:line>
        <draw:line draw:style-name="gr12" draw:text-style-name="P4" draw:layer="layout" svg:x1="7.955cm" svg:y1="17.902cm" svg:x2="8.149cm" svg:y2="17.902cm">
          <text:p/>
        </draw:line>
        <draw:line draw:style-name="gr12" draw:text-style-name="P4" draw:layer="layout" svg:x1="8.233cm" svg:y1="17.902cm" svg:x2="8.427cm" svg:y2="17.902cm">
          <text:p/>
        </draw:line>
        <draw:line draw:style-name="gr12" draw:text-style-name="P4" draw:layer="layout" svg:x1="8.512cm" svg:y1="17.902cm" svg:x2="8.706cm" svg:y2="17.902cm">
          <text:p/>
        </draw:line>
        <draw:line draw:style-name="gr12" draw:text-style-name="P4" draw:layer="layout" svg:x1="8.791cm" svg:y1="17.902cm" svg:x2="8.985cm" svg:y2="17.902cm">
          <text:p/>
        </draw:line>
        <draw:line draw:style-name="gr12" draw:text-style-name="P4" draw:layer="layout" svg:x1="9.069cm" svg:y1="17.902cm" svg:x2="9.263cm" svg:y2="17.902cm">
          <text:p/>
        </draw:line>
        <draw:line draw:style-name="gr12" draw:text-style-name="P4" draw:layer="layout" svg:x1="9.348cm" svg:y1="17.902cm" svg:x2="9.542cm" svg:y2="17.902cm">
          <text:p/>
        </draw:line>
        <draw:line draw:style-name="gr12" draw:text-style-name="P4" draw:layer="layout" svg:x1="9.627cm" svg:y1="17.902cm" svg:x2="9.821cm" svg:y2="17.902cm">
          <text:p/>
        </draw:line>
        <draw:line draw:style-name="gr12" draw:text-style-name="P4" draw:layer="layout" svg:x1="9.906cm" svg:y1="17.902cm" svg:x2="10.103cm" svg:y2="17.902cm">
          <text:p/>
        </draw:line>
        <draw:line draw:style-name="gr12" draw:text-style-name="P4" draw:layer="layout" svg:x1="10.184cm" svg:y1="17.902cm" svg:x2="10.382cm" svg:y2="17.902cm">
          <text:p/>
        </draw:line>
        <draw:line draw:style-name="gr12" draw:text-style-name="P4" draw:layer="layout" svg:x1="10.463cm" svg:y1="17.902cm" svg:x2="10.66cm" svg:y2="17.902cm">
          <text:p/>
        </draw:line>
        <draw:line draw:style-name="gr12" draw:text-style-name="P4" draw:layer="layout" svg:x1="10.745cm" svg:y1="17.902cm" svg:x2="10.939cm" svg:y2="17.902cm">
          <text:p/>
        </draw:line>
        <draw:line draw:style-name="gr12" draw:text-style-name="P4" draw:layer="layout" svg:x1="11.024cm" svg:y1="17.902cm" svg:x2="11.218cm" svg:y2="17.902cm">
          <text:p/>
        </draw:line>
        <draw:line draw:style-name="gr12" draw:text-style-name="P4" draw:layer="layout" svg:x1="11.303cm" svg:y1="17.902cm" svg:x2="11.497cm" svg:y2="17.902cm">
          <text:p/>
        </draw:line>
        <draw:line draw:style-name="gr12" draw:text-style-name="P4" draw:layer="layout" svg:x1="11.581cm" svg:y1="17.902cm" svg:x2="11.775cm" svg:y2="17.902cm">
          <text:p/>
        </draw:line>
        <draw:line draw:style-name="gr12" draw:text-style-name="P4" draw:layer="layout" svg:x1="11.86cm" svg:y1="17.902cm" svg:x2="12.054cm" svg:y2="17.902cm">
          <text:p/>
        </draw:line>
        <draw:line draw:style-name="gr12" draw:text-style-name="P4" draw:layer="layout" svg:x1="12.139cm" svg:y1="17.902cm" svg:x2="12.333cm" svg:y2="17.902cm">
          <text:p/>
        </draw:line>
        <draw:line draw:style-name="gr12" draw:text-style-name="P4" draw:layer="layout" svg:x1="12.417cm" svg:y1="17.902cm" svg:x2="12.611cm" svg:y2="17.902cm">
          <text:p/>
        </draw:line>
        <draw:line draw:style-name="gr12" draw:text-style-name="P4" draw:layer="layout" svg:x1="12.696cm" svg:y1="17.902cm" svg:x2="12.89cm" svg:y2="17.902cm">
          <text:p/>
        </draw:line>
        <draw:line draw:style-name="gr12" draw:text-style-name="P4" draw:layer="layout" svg:x1="12.975cm" svg:y1="17.902cm" svg:x2="13.172cm" svg:y2="17.902cm">
          <text:p/>
        </draw:line>
        <draw:line draw:style-name="gr12" draw:text-style-name="P4" draw:layer="layout" svg:x1="13.253cm" svg:y1="17.902cm" svg:x2="13.451cm" svg:y2="17.902cm">
          <text:p/>
        </draw:line>
        <draw:line draw:style-name="gr12" draw:text-style-name="P4" draw:layer="layout" svg:x1="13.532cm" svg:y1="17.902cm" svg:x2="13.73cm" svg:y2="17.902cm">
          <text:p/>
        </draw:line>
        <draw:line draw:style-name="gr12" draw:text-style-name="P4" draw:layer="layout" svg:x1="13.811cm" svg:y1="17.902cm" svg:x2="14.008cm" svg:y2="17.902cm">
          <text:p/>
        </draw:line>
        <draw:line draw:style-name="gr12" draw:text-style-name="P4" draw:layer="layout" svg:x1="14.093cm" svg:y1="17.902cm" svg:x2="14.287cm" svg:y2="17.902cm">
          <text:p/>
        </draw:line>
        <draw:line draw:style-name="gr12" draw:text-style-name="P4" draw:layer="layout" svg:x1="14.372cm" svg:y1="17.902cm" svg:x2="14.566cm" svg:y2="17.902cm">
          <text:p/>
        </draw:line>
        <draw:line draw:style-name="gr12" draw:text-style-name="P4" draw:layer="layout" svg:x1="14.65cm" svg:y1="17.902cm" svg:x2="14.844cm" svg:y2="17.902cm">
          <text:p/>
        </draw:line>
        <draw:line draw:style-name="gr12" draw:text-style-name="P4" draw:layer="layout" svg:x1="14.929cm" svg:y1="17.902cm" svg:x2="15.123cm" svg:y2="17.902cm">
          <text:p/>
        </draw:line>
        <draw:line draw:style-name="gr12" draw:text-style-name="P4" draw:layer="layout" svg:x1="15.208cm" svg:y1="17.902cm" svg:x2="15.402cm" svg:y2="17.902cm">
          <text:p/>
        </draw:line>
        <draw:line draw:style-name="gr12" draw:text-style-name="P4" draw:layer="layout" svg:x1="15.486cm" svg:y1="17.902cm" svg:x2="15.68cm" svg:y2="17.902cm">
          <text:p/>
        </draw:line>
        <draw:line draw:style-name="gr12" draw:text-style-name="P4" draw:layer="layout" svg:x1="15.765cm" svg:y1="17.902cm" svg:x2="15.959cm" svg:y2="17.902cm">
          <text:p/>
        </draw:line>
        <draw:line draw:style-name="gr12" draw:text-style-name="P4" draw:layer="layout" svg:x1="16.044cm" svg:y1="17.902cm" svg:x2="16.238cm" svg:y2="17.902cm">
          <text:p/>
        </draw:line>
        <draw:line draw:style-name="gr12" draw:text-style-name="P4" draw:layer="layout" svg:x1="16.323cm" svg:y1="17.902cm" svg:x2="16.52cm" svg:y2="17.902cm">
          <text:p/>
        </draw:line>
        <draw:line draw:style-name="gr12" draw:text-style-name="P4" draw:layer="layout" svg:x1="16.601cm" svg:y1="17.902cm" svg:x2="16.799cm" svg:y2="17.902cm">
          <text:p/>
        </draw:line>
        <draw:line draw:style-name="gr12" draw:text-style-name="P4" draw:layer="layout" svg:x1="16.88cm" svg:y1="17.902cm" svg:x2="17.077cm" svg:y2="17.902cm">
          <text:p/>
        </draw:line>
        <draw:line draw:style-name="gr12" draw:text-style-name="P4" draw:layer="layout" svg:x1="17.162cm" svg:y1="17.902cm" svg:x2="17.356cm" svg:y2="17.902cm">
          <text:p/>
        </draw:line>
        <draw:line draw:style-name="gr12" draw:text-style-name="P4" draw:layer="layout" svg:x1="17.441cm" svg:y1="17.902cm" svg:x2="17.635cm" svg:y2="17.902cm">
          <text:p/>
        </draw:line>
        <draw:line draw:style-name="gr12" draw:text-style-name="P4" draw:layer="layout" svg:x1="17.72cm" svg:y1="17.902cm" svg:x2="17.914cm" svg:y2="17.902cm">
          <text:p/>
        </draw:line>
        <draw:line draw:style-name="gr12" draw:text-style-name="P4" draw:layer="layout" svg:x1="17.998cm" svg:y1="17.902cm" svg:x2="18.192cm" svg:y2="17.902cm">
          <text:p/>
        </draw:line>
        <draw:line draw:style-name="gr12" draw:text-style-name="P4" draw:layer="layout" svg:x1="18.277cm" svg:y1="17.902cm" svg:x2="18.471cm" svg:y2="17.902cm">
          <text:p/>
        </draw:line>
        <draw:line draw:style-name="gr12" draw:text-style-name="P4" draw:layer="layout" svg:x1="18.556cm" svg:y1="17.902cm" svg:x2="18.75cm" svg:y2="17.902cm">
          <text:p/>
        </draw:line>
        <draw:line draw:style-name="gr12" draw:text-style-name="P4" draw:layer="layout" svg:x1="18.834cm" svg:y1="17.902cm" svg:x2="19.028cm" svg:y2="17.902cm">
          <text:p/>
        </draw:line>
        <draw:line draw:style-name="gr12" draw:text-style-name="P4" draw:layer="layout" svg:x1="19.113cm" svg:y1="17.902cm" svg:x2="19.307cm" svg:y2="17.902cm">
          <text:p/>
        </draw:line>
        <draw:line draw:style-name="gr12" draw:text-style-name="P4" draw:layer="layout" svg:x1="19.392cm" svg:y1="17.902cm" svg:x2="19.589cm" svg:y2="17.902cm">
          <text:p/>
        </draw:line>
        <draw:line draw:style-name="gr12" draw:text-style-name="P4" draw:layer="layout" svg:x1="19.67cm" svg:y1="17.902cm" svg:x2="19.868cm" svg:y2="17.902cm">
          <text:p/>
        </draw:line>
        <draw:line draw:style-name="gr12" draw:text-style-name="P4" draw:layer="layout" svg:x1="19.949cm" svg:y1="17.902cm" svg:x2="20.147cm" svg:y2="17.902cm">
          <text:p/>
        </draw:line>
        <draw:line draw:style-name="gr12" draw:text-style-name="P4" draw:layer="layout" svg:x1="20.228cm" svg:y1="17.902cm" svg:x2="20.425cm" svg:y2="17.902cm">
          <text:p/>
        </draw:line>
        <draw:line draw:style-name="gr12" draw:text-style-name="P4" draw:layer="layout" svg:x1="20.51cm" svg:y1="17.902cm" svg:x2="20.704cm" svg:y2="17.902cm">
          <text:p/>
        </draw:line>
        <draw:line draw:style-name="gr12" draw:text-style-name="P4" draw:layer="layout" svg:x1="20.789cm" svg:y1="17.902cm" svg:x2="20.983cm" svg:y2="17.902cm">
          <text:p/>
        </draw:line>
        <draw:line draw:style-name="gr12" draw:text-style-name="P4" draw:layer="layout" svg:x1="21.067cm" svg:y1="17.902cm" svg:x2="21.261cm" svg:y2="17.902cm">
          <text:p/>
        </draw:line>
        <draw:line draw:style-name="gr12" draw:text-style-name="P4" draw:layer="layout" svg:x1="21.346cm" svg:y1="17.902cm" svg:x2="21.54cm" svg:y2="17.902cm">
          <text:p/>
        </draw:line>
        <draw:line draw:style-name="gr12" draw:text-style-name="P4" draw:layer="layout" svg:x1="21.625cm" svg:y1="17.902cm" svg:x2="21.819cm" svg:y2="17.902cm">
          <text:p/>
        </draw:line>
        <draw:line draw:style-name="gr12" draw:text-style-name="P4" draw:layer="layout" svg:x1="21.903cm" svg:y1="17.902cm" svg:x2="22.098cm" svg:y2="17.902cm">
          <text:p/>
        </draw:line>
        <draw:line draw:style-name="gr12" draw:text-style-name="P4" draw:layer="layout" svg:x1="22.182cm" svg:y1="17.902cm" svg:x2="22.376cm" svg:y2="17.902cm">
          <text:p/>
        </draw:line>
        <draw:line draw:style-name="gr12" draw:text-style-name="P4" draw:layer="layout" svg:x1="22.461cm" svg:y1="17.902cm" svg:x2="22.655cm" svg:y2="17.902cm">
          <text:p/>
        </draw:line>
        <draw:line draw:style-name="gr12" draw:text-style-name="P4" draw:layer="layout" svg:x1="22.74cm" svg:y1="17.902cm" svg:x2="22.937cm" svg:y2="17.902cm">
          <text:p/>
        </draw:line>
        <draw:line draw:style-name="gr12" draw:text-style-name="P4" draw:layer="layout" svg:x1="23.018cm" svg:y1="17.902cm" svg:x2="23.216cm" svg:y2="17.902cm">
          <text:p/>
        </draw:line>
        <draw:line draw:style-name="gr12" draw:text-style-name="P4" draw:layer="layout" svg:x1="23.297cm" svg:y1="17.902cm" svg:x2="23.495cm" svg:y2="17.902cm">
          <text:p/>
        </draw:line>
        <draw:line draw:style-name="gr12" draw:text-style-name="P4" draw:layer="layout" svg:x1="23.579cm" svg:y1="17.902cm" svg:x2="23.773cm" svg:y2="17.902cm">
          <text:p/>
        </draw:line>
        <draw:line draw:style-name="gr12" draw:text-style-name="P4" draw:layer="layout" svg:x1="23.858cm" svg:y1="17.902cm" svg:x2="24.052cm" svg:y2="17.902cm">
          <text:p/>
        </draw:line>
        <draw:line draw:style-name="gr12" draw:text-style-name="P4" draw:layer="layout" svg:x1="24.137cm" svg:y1="17.902cm" svg:x2="24.331cm" svg:y2="17.902cm">
          <text:p/>
        </draw:line>
        <draw:line draw:style-name="gr12" draw:text-style-name="P4" draw:layer="layout" svg:x1="24.415cm" svg:y1="17.902cm" svg:x2="24.609cm" svg:y2="17.902cm">
          <text:p/>
        </draw:line>
        <draw:line draw:style-name="gr12" draw:text-style-name="P4" draw:layer="layout" svg:x1="24.694cm" svg:y1="17.902cm" svg:x2="24.888cm" svg:y2="17.902cm">
          <text:p/>
        </draw:line>
        <draw:line draw:style-name="gr12" draw:text-style-name="P4" draw:layer="layout" svg:x1="24.973cm" svg:y1="17.902cm" svg:x2="25.167cm" svg:y2="17.902cm">
          <text:p/>
        </draw:line>
        <draw:line draw:style-name="gr12" draw:text-style-name="P4" draw:layer="layout" svg:x1="25.251cm" svg:y1="17.902cm" svg:x2="25.445cm" svg:y2="17.902cm">
          <text:p/>
        </draw:line>
        <draw:line draw:style-name="gr12" draw:text-style-name="P4" draw:layer="layout" svg:x1="25.53cm" svg:y1="17.902cm" svg:x2="25.724cm" svg:y2="17.902cm">
          <text:p/>
        </draw:line>
        <draw:line draw:style-name="gr12" draw:text-style-name="P4" draw:layer="layout" svg:x1="25.809cm" svg:y1="17.902cm" svg:x2="26.003cm" svg:y2="17.902cm">
          <text:p/>
        </draw:line>
        <draw:line draw:style-name="gr12" draw:text-style-name="P4" draw:layer="layout" svg:x1="26.087cm" svg:y1="17.902cm" svg:x2="26.285cm" svg:y2="17.902cm">
          <text:p/>
        </draw:line>
        <draw:line draw:style-name="gr12" draw:text-style-name="P4" draw:layer="layout" svg:x1="26.366cm" svg:y1="17.902cm" svg:x2="26.564cm" svg:y2="17.902cm">
          <text:p/>
        </draw:line>
        <draw:line draw:style-name="gr12" draw:text-style-name="P4" draw:layer="layout" svg:x1="26.645cm" svg:y1="17.902cm" svg:x2="26.842cm" svg:y2="17.902cm">
          <text:p/>
        </draw:line>
        <draw:line draw:style-name="gr12" draw:text-style-name="P4" draw:layer="layout" svg:x1="26.927cm" svg:y1="17.902cm" svg:x2="27.121cm" svg:y2="17.902cm">
          <text:p/>
        </draw:line>
        <draw:line draw:style-name="gr12" draw:text-style-name="P4" draw:layer="layout" svg:x1="27.206cm" svg:y1="17.902cm" svg:x2="27.4cm" svg:y2="17.902cm">
          <text:p/>
        </draw:line>
        <draw:line draw:style-name="gr12" draw:text-style-name="P4" draw:layer="layout" svg:x1="27.484cm" svg:y1="17.902cm" svg:x2="27.678cm" svg:y2="17.902cm">
          <text:p/>
        </draw:line>
        <draw:line draw:style-name="gr12" draw:text-style-name="P4" draw:layer="layout" svg:x1="27.763cm" svg:y1="17.902cm" svg:x2="27.957cm" svg:y2="17.902cm">
          <text:p/>
        </draw:line>
        <draw:line draw:style-name="gr12" draw:text-style-name="P4" draw:layer="layout" svg:x1="28.042cm" svg:y1="17.902cm" svg:x2="28.236cm" svg:y2="17.902cm">
          <text:p/>
        </draw:line>
        <draw:line draw:style-name="gr12" draw:text-style-name="P4" draw:layer="layout" svg:x1="28.321cm" svg:y1="17.902cm" svg:x2="28.515cm" svg:y2="17.902cm">
          <text:p/>
        </draw:line>
        <draw:line draw:style-name="gr12" draw:text-style-name="P4" draw:layer="layout" svg:x1="28.599cm" svg:y1="17.902cm" svg:x2="28.793cm" svg:y2="17.902cm">
          <text:p/>
        </draw:line>
        <draw:line draw:style-name="gr12" draw:text-style-name="P4" draw:layer="layout" svg:x1="28.878cm" svg:y1="17.902cm" svg:x2="29.072cm" svg:y2="17.902cm">
          <text:p/>
        </draw:line>
        <draw:line draw:style-name="gr12" draw:text-style-name="P4" draw:layer="layout" svg:x1="29.157cm" svg:y1="17.902cm" svg:x2="29.354cm" svg:y2="17.902cm">
          <text:p/>
        </draw:line>
        <draw:line draw:style-name="gr12" draw:text-style-name="P4" draw:layer="layout" svg:x1="29.435cm" svg:y1="17.902cm" svg:x2="29.633cm" svg:y2="17.902cm">
          <text:p/>
        </draw:line>
        <draw:line draw:style-name="gr12" draw:text-style-name="P4" draw:layer="layout" svg:x1="29.714cm" svg:y1="17.902cm" svg:x2="29.912cm" svg:y2="17.902cm">
          <text:p/>
        </draw:line>
        <draw:line draw:style-name="gr12" draw:text-style-name="P4" draw:layer="layout" svg:x1="29.996cm" svg:y1="17.902cm" svg:x2="30.19cm" svg:y2="17.902cm">
          <text:p/>
        </draw:line>
        <draw:line draw:style-name="gr12" draw:text-style-name="P4" draw:layer="layout" svg:x1="30.275cm" svg:y1="17.902cm" svg:x2="30.469cm" svg:y2="17.902cm">
          <text:p/>
        </draw:line>
        <draw:line draw:style-name="gr12" draw:text-style-name="P4" draw:layer="layout" svg:x1="30.554cm" svg:y1="17.902cm" svg:x2="30.748cm" svg:y2="17.902cm">
          <text:p/>
        </draw:line>
        <draw:line draw:style-name="gr12" draw:text-style-name="P4" draw:layer="layout" svg:x1="30.832cm" svg:y1="17.902cm" svg:x2="31.026cm" svg:y2="17.902cm">
          <text:p/>
        </draw:line>
        <draw:line draw:style-name="gr12" draw:text-style-name="P4" draw:layer="layout" svg:x1="31.111cm" svg:y1="17.902cm" svg:x2="31.305cm" svg:y2="17.902cm">
          <text:p/>
        </draw:line>
        <draw:line draw:style-name="gr12" draw:text-style-name="P4" draw:layer="layout" svg:x1="31.39cm" svg:y1="17.902cm" svg:x2="31.584cm" svg:y2="17.902cm">
          <text:p/>
        </draw:line>
        <draw:line draw:style-name="gr12" draw:text-style-name="P4" draw:layer="layout" svg:x1="31.668cm" svg:y1="17.902cm" svg:x2="31.862cm" svg:y2="17.902cm">
          <text:p/>
        </draw:line>
        <draw:line draw:style-name="gr12" draw:text-style-name="P4" draw:layer="layout" svg:x1="31.947cm" svg:y1="17.902cm" svg:x2="32.141cm" svg:y2="17.902cm">
          <text:p/>
        </draw:line>
        <draw:line draw:style-name="gr12" draw:text-style-name="P4" draw:layer="layout" svg:x1="32.226cm" svg:y1="17.902cm" svg:x2="32.42cm" svg:y2="17.902cm">
          <text:p/>
        </draw:line>
        <draw:line draw:style-name="gr12" draw:text-style-name="P4" draw:layer="layout" svg:x1="32.504cm" svg:y1="17.902cm" svg:x2="32.702cm" svg:y2="17.902cm">
          <text:p/>
        </draw:line>
        <draw:line draw:style-name="gr12" draw:text-style-name="P4" draw:layer="layout" svg:x1="32.783cm" svg:y1="17.902cm" svg:x2="32.981cm" svg:y2="17.902cm">
          <text:p/>
        </draw:line>
        <draw:line draw:style-name="gr12" draw:text-style-name="P4" draw:layer="layout" svg:x1="33.062cm" svg:y1="17.902cm" svg:x2="33.259cm" svg:y2="17.902cm">
          <text:p/>
        </draw:line>
        <draw:line draw:style-name="gr12" draw:text-style-name="P4" draw:layer="layout" svg:x1="33.344cm" svg:y1="17.902cm" svg:x2="33.538cm" svg:y2="17.902cm">
          <text:p/>
        </draw:line>
        <draw:line draw:style-name="gr12" draw:text-style-name="P4" draw:layer="layout" svg:x1="33.623cm" svg:y1="17.902cm" svg:x2="33.817cm" svg:y2="17.902cm">
          <text:p/>
        </draw:line>
        <draw:line draw:style-name="gr12" draw:text-style-name="P4" draw:layer="layout" svg:x1="33.901cm" svg:y1="17.902cm" svg:x2="34.095cm" svg:y2="17.902cm">
          <text:p/>
        </draw:line>
        <draw:line draw:style-name="gr12" draw:text-style-name="P4" draw:layer="layout" svg:x1="34.18cm" svg:y1="17.902cm" svg:x2="34.374cm" svg:y2="17.902cm">
          <text:p/>
        </draw:line>
        <draw:line draw:style-name="gr12" draw:text-style-name="P4" draw:layer="layout" svg:x1="34.459cm" svg:y1="17.902cm" svg:x2="34.653cm" svg:y2="17.902cm">
          <text:p/>
        </draw:line>
        <draw:line draw:style-name="gr12" draw:text-style-name="P4" draw:layer="layout" svg:x1="34.738cm" svg:y1="17.902cm" svg:x2="34.932cm" svg:y2="17.902cm">
          <text:p/>
        </draw:line>
        <draw:line draw:style-name="gr12" draw:text-style-name="P4" draw:layer="layout" svg:x1="35.016cm" svg:y1="17.902cm" svg:x2="35.21cm" svg:y2="17.902cm">
          <text:p/>
        </draw:line>
        <draw:line draw:style-name="gr12" draw:text-style-name="P4" draw:layer="layout" svg:x1="35.295cm" svg:y1="17.902cm" svg:x2="35.489cm" svg:y2="17.902cm">
          <text:p/>
        </draw:line>
        <draw:line draw:style-name="gr12" draw:text-style-name="P4" draw:layer="layout" svg:x1="35.574cm" svg:y1="17.902cm" svg:x2="35.771cm" svg:y2="17.902cm">
          <text:p/>
        </draw:line>
        <draw:line draw:style-name="gr12" draw:text-style-name="P4" draw:layer="layout" svg:x1="35.852cm" svg:y1="17.902cm" svg:x2="36.05cm" svg:y2="17.902cm">
          <text:p/>
        </draw:line>
        <draw:line draw:style-name="gr12" draw:text-style-name="P4" draw:layer="layout" svg:x1="36.131cm" svg:y1="17.902cm" svg:x2="36.329cm" svg:y2="17.902cm">
          <text:p/>
        </draw:line>
        <draw:line draw:style-name="gr12" draw:text-style-name="P4" draw:layer="layout" svg:x1="36.413cm" svg:y1="17.902cm" svg:x2="36.607cm" svg:y2="17.902cm">
          <text:p/>
        </draw:line>
        <draw:line draw:style-name="gr12" draw:text-style-name="P4" draw:layer="layout" svg:x1="36.692cm" svg:y1="17.902cm" svg:x2="36.886cm" svg:y2="17.902cm">
          <text:p/>
        </draw:line>
        <draw:line draw:style-name="gr12" draw:text-style-name="P4" draw:layer="layout" svg:x1="36.971cm" svg:y1="17.902cm" svg:x2="37.165cm" svg:y2="17.902cm">
          <text:p/>
        </draw:line>
        <draw:line draw:style-name="gr12" draw:text-style-name="P4" draw:layer="layout" svg:x1="37.249cm" svg:y1="17.902cm" svg:x2="37.443cm" svg:y2="17.902cm">
          <text:p/>
        </draw:line>
        <draw:line draw:style-name="gr12" draw:text-style-name="P4" draw:layer="layout" svg:x1="37.528cm" svg:y1="17.902cm" svg:x2="37.722cm" svg:y2="17.902cm">
          <text:p/>
        </draw:line>
        <draw:line draw:style-name="gr12" draw:text-style-name="P4" draw:layer="layout" svg:x1="37.807cm" svg:y1="17.902cm" svg:x2="38.001cm" svg:y2="17.902cm">
          <text:p/>
        </draw:line>
        <draw:line draw:style-name="gr12" draw:text-style-name="P4" draw:layer="layout" svg:x1="38.085cm" svg:y1="17.902cm" svg:x2="38.279cm" svg:y2="17.902cm">
          <text:p/>
        </draw:line>
        <draw:line draw:style-name="gr12" draw:text-style-name="P4" draw:layer="layout" svg:x1="38.364cm" svg:y1="17.902cm" svg:x2="38.558cm" svg:y2="17.902cm">
          <text:p/>
        </draw:line>
        <draw:line draw:style-name="gr12" draw:text-style-name="P4" draw:layer="layout" svg:x1="38.643cm" svg:y1="17.902cm" svg:x2="38.837cm" svg:y2="17.902cm">
          <text:p/>
        </draw:line>
        <draw:line draw:style-name="gr12" draw:text-style-name="P4" draw:layer="layout" svg:x1="38.921cm" svg:y1="17.902cm" svg:x2="39.119cm" svg:y2="17.902cm">
          <text:p/>
        </draw:line>
        <draw:line draw:style-name="gr12" draw:text-style-name="P4" draw:layer="layout" svg:x1="39.2cm" svg:y1="17.902cm" svg:x2="39.398cm" svg:y2="17.902cm">
          <text:p/>
        </draw:line>
        <draw:line draw:style-name="gr12" draw:text-style-name="P4" draw:layer="layout" svg:x1="39.479cm" svg:y1="17.902cm" svg:x2="39.676cm" svg:y2="17.902cm">
          <text:p/>
        </draw:line>
        <draw:line draw:style-name="gr12" draw:text-style-name="P4" draw:layer="layout" svg:x1="39.761cm" svg:y1="17.902cm" svg:x2="39.782cm" svg:y2="17.902cm">
          <text:p/>
        </draw:line>
        <draw:line draw:style-name="gr10" draw:text-style-name="P4" draw:layer="layout" svg:x1="4.826cm" svg:y1="25.769cm" svg:x2="4.826cm" svg:y2="15.764cm">
          <text:p/>
        </draw:line>
        <draw:polygon draw:style-name="gr11" draw:text-style-name="P8" draw:layer="layout" svg:width="0.317cm" svg:height="0.84cm" svg:x="4.667cm" svg:y="14.945cm" svg:viewBox="0 0 318 841" draw:points="318,841 0,841 159,0">
          <text:p/>
        </draw:polygon>
        <draw:line draw:style-name="gr10" draw:text-style-name="P4" draw:layer="layout" svg:x1="4.836cm" svg:y1="25.761cm" svg:x2="40.711cm" svg:y2="25.766cm">
          <text:p/>
        </draw:line>
        <draw:polygon draw:style-name="gr11" draw:text-style-name="P8" draw:layer="layout" svg:width="0.84cm" svg:height="0.317cm" svg:x="40.689cm" svg:y="25.61cm" svg:viewBox="0 0 841 318" draw:points="0,318 0,0 841,155">
          <text:p/>
        </draw:polygon>
        <draw:frame draw:style-name="gr9" draw:text-style-name="P7" draw:layer="layout" svg:width="1.41cm" svg:height="1.644cm" svg:x="3.739cm" svg:y="15.407cm">
          <draw:text-box>
            <text:p text:style-name="P6"><text:span text:style-name="T1">2</text:span></text:p>
          </draw:text-box>
        </draw:frame>
        <draw:frame draw:style-name="gr9" draw:text-style-name="P7" draw:layer="layout" svg:width="10.458cm" svg:height="1.644cm" draw:transform="rotate (1.5707963267949) translate (0.797cm 25.476cm)">
          <draw:text-box>
            <text:p text:style-name="P6"><text:span text:style-name="T1">Distance (mm)</text:span></text:p>
          </draw:text-box>
        </draw:frame>
        <draw:line draw:style-name="gr8" draw:text-style-name="P4" draw:layer="layout" svg:x1="4.794cm" svg:y1="3.836cm" svg:x2="4.663cm" svg:y2="3.836cm">
          <text:p/>
        </draw:line>
        <draw:line draw:style-name="gr8" draw:text-style-name="P4" draw:layer="layout" svg:x1="4.885cm" svg:y1="12.783cm" svg:x2="4.885cm" svg:y2="12.934cm">
          <text:p/>
        </draw:line>
        <draw:frame draw:style-name="gr9" draw:text-style-name="P7" draw:layer="layout" svg:width="5.776cm" svg:height="1.644cm" svg:x="18.415cm" svg:y="27.56cm">
          <draw:text-box>
            <text:p text:style-name="P6"><text:span text:style-name="T1">Time (s)</text:span></text:p>
          </draw:text-box>
        </draw:frame>
        <draw:frame draw:style-name="gr9" draw:text-style-name="P7" draw:layer="layout" svg:width="1.41cm" svg:height="1.644cm" svg:x="18.69cm" svg:y="12.821cm">
          <draw:text-box>
            <text:p text:style-name="P6"><text:span text:style-name="T1">9</text:span></text:p>
          </draw:text-box>
        </draw:frame>
        <draw:line draw:style-name="gr8" draw:text-style-name="P4" draw:layer="layout" svg:x1="21.868cm" svg:y1="12.783cm" svg:x2="21.868cm" svg:y2="12.934cm">
          <text:p/>
        </draw:line>
        <draw:frame draw:style-name="gr9" draw:text-style-name="P7" draw:layer="layout" svg:width="1.797cm" svg:height="1.644cm" svg:x="21.061cm" svg:y="12.821cm">
          <draw:text-box>
            <text:p text:style-name="P6"><text:span text:style-name="T1">39</text:span></text:p>
          </draw:text-box>
        </draw:frame>
        <draw:frame draw:style-name="gr9" draw:text-style-name="P7" draw:layer="layout" svg:width="1.41cm" svg:height="1.563cm" svg:x="19.837cm" svg:y="12.941cm">
          <draw:text-box>
            <text:p text:style-name="P6"><text:span text:style-name="T2">...</text:span></text:p>
          </draw:text-box>
        </draw:frame>
        <draw:frame draw:style-name="gr9" draw:text-style-name="P7" draw:layer="layout" svg:width="1.41cm" svg:height="1.563cm" svg:x="19.837cm" svg:y="11.134cm">
          <draw:text-box>
            <text:p text:style-name="P6"><text:span text:style-name="T2">...</text:span></text:p>
          </draw:text-box>
        </draw:frame>
        <draw:line draw:style-name="gr8" draw:text-style-name="P4" draw:layer="layout" svg:x1="19.102cm" svg:y1="25.793cm" svg:x2="19.102cm" svg:y2="25.945cm">
          <text:p/>
        </draw:line>
        <draw:frame draw:style-name="gr9" draw:text-style-name="P7" draw:layer="layout" svg:width="1.41cm" svg:height="1.563cm" svg:x="19.837cm" svg:y="17.128cm">
          <draw:text-box>
            <text:p text:style-name="P6"><text:span text:style-name="T2">...</text:span></text:p>
          </draw:text-box>
        </draw:frame>
        <draw:frame draw:style-name="gr9" draw:text-style-name="P7" draw:layer="layout" svg:width="1.41cm" svg:height="1.644cm" svg:x="18.69cm" svg:y="25.835cm">
          <draw:text-box>
            <text:p text:style-name="P6"><text:span text:style-name="T1">9</text:span></text:p>
          </draw:text-box>
        </draw:frame>
        <draw:line draw:style-name="gr8" draw:text-style-name="P4" draw:layer="layout" svg:x1="21.868cm" svg:y1="25.793cm" svg:x2="21.868cm" svg:y2="25.945cm">
          <text:p/>
        </draw:line>
        <draw:frame draw:style-name="gr9" draw:text-style-name="P7" draw:layer="layout" svg:width="1.797cm" svg:height="1.644cm" svg:x="21.061cm" svg:y="25.835cm">
          <draw:text-box>
            <text:p text:style-name="P6"><text:span text:style-name="T1">39</text:span></text:p>
          </draw:text-box>
        </draw:frame>
        <draw:frame draw:style-name="gr9" draw:text-style-name="P7" draw:layer="layout" svg:width="1.41cm" svg:height="1.563cm" svg:x="19.837cm" svg:y="25.955cm">
          <draw:text-box>
            <text:p text:style-name="P6"><text:span text:style-name="T2">...</text:span></text:p>
          </draw:text-box>
        </draw:frame>
        <draw:frame draw:style-name="gr9" draw:text-style-name="P7" draw:layer="layout" svg:width="1.797cm" svg:height="1.644cm" svg:x="38.961cm" svg:y="12.821cm">
          <draw:text-box>
            <text:p text:style-name="P6"><text:span text:style-name="T1">47</text:span></text:p>
          </draw:text-box>
        </draw:frame>
        <draw:line draw:style-name="gr8" draw:text-style-name="P4" draw:layer="layout" svg:x1="39.87cm" svg:y1="25.793cm" svg:x2="39.87cm" svg:y2="25.945cm">
          <text:p/>
        </draw:line>
        <draw:line draw:style-name="gr8" draw:text-style-name="P4" draw:layer="layout" svg:x1="39.87cm" svg:y1="12.793cm" svg:x2="39.87cm" svg:y2="12.945cm">
          <text:p/>
        </draw:line>
        <draw:frame draw:style-name="gr9" draw:text-style-name="P7" draw:layer="layout" svg:width="1.797cm" svg:height="1.644cm" svg:x="38.964cm" svg:y="25.821cm">
          <draw:text-box>
            <text:p text:style-name="P6"><text:span text:style-name="T1">4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1.999cm" fo:page-height="29.6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3-12T16:59:45.320441854</dc:date>
    <meta:editing-duration>PT14S</meta:editing-duration>
    <meta:editing-cycles>1</meta:editing-cycles>
    <meta:document-statistic meta:object-count="199"/>
    <meta:generator>LibreOffice/6.0.7.3$Linux_X86_64 LibreOffice_project/00m0$Build-3</meta:generator>
  </office:meta>
</office:document-meta>
</file>